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1.108cm"/>
    </style:style>
    <style:style style:name="co15" style:family="table-column">
      <style:table-column-properties fo:break-before="auto" style:column-width="7.354cm"/>
    </style:style>
    <style:style style:name="co16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74pt solid #000000"/>
      <style:text-properties style:font-name="Times New Roman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3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38" office:value-type="string" calcext:value-type="string">
            <text:p>Nr</text:p>
          </table:table-cell>
          <table:table-cell table:style-name="ce37" office:value-type="string" calcext:value-type="string" table:number-columns-spanned="1" table:number-rows-spanned="4">
            <text:p>Date</text:p>
          </table:table-cell>
          <table:table-cell table:style-name="ce37" office:value-type="string" calcext:value-type="string" table:number-columns-spanned="1" table:number-rows-spanned="4">
            <text:p>Project</text:p>
          </table:table-cell>
          <table:table-cell table:style-name="ce37" office:value-type="string" calcext:value-type="string" table:number-columns-spanned="1" table:number-rows-spanned="4">
            <text:p>Start</text:p>
          </table:table-cell>
          <table:table-cell table:style-name="ce37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38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2000000000388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38"/>
          <table:covered-table-cell table:style-name="ce16"/>
          <table:table-cell table:style-name="ce23" office:value-type="string" calcext:value-type="string">
            <text:p>Mean Tasks</text:p>
          </table:table-cell>
          <table:table-cell table:style-name="ce23" office:value-type="string" calcext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38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3592" calcext:value-type="float">
            <text:p>4,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8-17" calcext:value-type="date">
            <text:p>17.08.2023</text:p>
          </table:table-cell>
          <table:table-cell table:style-name="ce5"/>
          <table:table-cell table:style-name="ce9" office:value-type="time" office:time-value="PT11H04M00S" calcext:value-type="time">
            <text:p>11:04:00</text:p>
          </table:table-cell>
          <table:table-cell table:style-name="ce9" office:value-type="time" office:time-value="PT11H14M00S" calcext:value-type="time">
            <text:p>11:14:00</text:p>
          </table:table-cell>
          <table:table-cell table:style-name="ce17" table:formula="of:=([.E5] - [.D5])*24" office:value-type="float" office:value="0.166666666666667" calcext:value-type="float">
            <text:p>0,17</text:p>
          </table:table-cell>
          <table:table-cell table:style-name="ce87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3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 calcext:value-type="time">
            <text:p>11:44:00</text:p>
          </table:table-cell>
          <table:table-cell table:style-name="ce10" office:value-type="time" office:time-value="PT13H46M00S" calcext:value-type="time">
            <text:p>13:46:00</text:p>
          </table:table-cell>
          <table:table-cell table:style-name="ce18" table:formula="of:=([.E6] - [.D6])*24" office:value-type="float" office:value="2.03333333333333" calcext:value-type="float">
            <text:p>2,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 calcext:value-type="time">
            <text:p>13:47:00</text:p>
          </table:table-cell>
          <table:table-cell table:style-name="ce10" office:value-type="time" office:time-value="PT14H00M00S" calcext:value-type="time">
            <text:p>14:00:00</text:p>
          </table:table-cell>
          <table:table-cell table:style-name="ce18" table:formula="of:=([.E7] - [.D7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 calcext:value-type="time">
            <text:p>14:01:00</text:p>
          </table:table-cell>
          <table:table-cell table:style-name="ce10" office:value-type="time" office:time-value="PT14H33M00S" calcext:value-type="time">
            <text:p>14:33:00</text:p>
          </table:table-cell>
          <table:table-cell table:style-name="ce18" table:formula="of:=([.E8] - [.D8])*24" office:value-type="float" office:value="0.533333333333334" calcext:value-type="float">
            <text:p>0,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 calcext:value-type="time">
            <text:p>16:40:00</text:p>
          </table:table-cell>
          <table:table-cell table:style-name="ce10" office:value-type="time" office:time-value="PT17H24M00S" calcext:value-type="time">
            <text:p>17:24:00</text:p>
          </table:table-cell>
          <table:table-cell table:style-name="ce18" table:formula="of:=([.E9] - [.D9])*24" office:value-type="float" office:value="0.733333333333336" calcext:value-type="float">
            <text:p>0,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 calcext:value-type="time">
            <text:p>19:33:00</text:p>
          </table:table-cell>
          <table:table-cell table:style-name="ce11" office:value-type="time" office:time-value="PT20H06M00S" calcext:value-type="time">
            <text:p>20:06:00</text:p>
          </table:table-cell>
          <table:table-cell table:style-name="ce18" table:formula="of:=([.E10] - [.D10])*24" office:value-type="float" office:value="0.550000000000001" calcext:value-type="float">
            <text:p>0,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 calcext:value-type="time">
            <text:p>22:16:00</text:p>
          </table:table-cell>
          <table:table-cell table:style-name="ce10" office:value-type="time" office:time-value="PT23H34M00S" calcext:value-type="time">
            <text:p>23:34:00</text:p>
          </table:table-cell>
          <table:table-cell table:style-name="ce18" table:formula="of:=([.E11] - [.D11])*24" office:value-type="float" office:value="1.3" calcext:value-type="float">
            <text:p>1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08-18" calcext:value-type="date">
            <text:p>18.08.2023</text:p>
          </table:table-cell>
          <table:table-cell table:style-name="ce5"/>
          <table:table-cell table:style-name="ce9" office:value-type="time" office:time-value="PT14H19M00S" calcext:value-type="time">
            <text:p>14:19:00</text:p>
          </table:table-cell>
          <table:table-cell table:style-name="ce9" office:value-type="time" office:time-value="PT15H11M00S" calcext:value-type="time">
            <text:p>15:11:00</text:p>
          </table:table-cell>
          <table:table-cell table:style-name="ce17" table:formula="of:=([.E12] - [.D12])*24" office:value-type="float" office:value="0.866666666666666" calcext:value-type="float">
            <text:p>0,87</text:p>
          </table:table-cell>
          <table:table-cell table:style-name="ce87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93" table:formula="of:=SUM([.F12:.F13])" office:value-type="float" office:value="10.2500000000272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.000000335S" calcext:value-type="time">
            <text:p>15:51:00</text:p>
          </table:table-cell>
          <table:table-cell table:style-name="ce11" office:value-type="time" office:time-value="PT1083769H14M00.000000224S" calcext:value-type="time">
            <text:p>01:14:00</text:p>
          </table:table-cell>
          <table:table-cell table:style-name="ce18" table:formula="of:=([.E13] - [.D13])*24" office:value-type="float" office:value="9.3833333333605" calcext:value-type="float">
            <text:p>9,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08-19" calcext:value-type="date">
            <text:p>19.08.2023</text:p>
          </table:table-cell>
          <table:table-cell table:style-name="ce5"/>
          <table:table-cell table:style-name="ce9" office:value-type="time" office:time-value="PT13H02M00S" calcext:value-type="time">
            <text:p>13:02:00</text:p>
          </table:table-cell>
          <table:table-cell table:style-name="ce9" office:value-type="time" office:time-value="PT13H07M00S" calcext:value-type="time">
            <text:p>13:07:00</text:p>
          </table:table-cell>
          <table:table-cell table:style-name="ce17" table:formula="of:=([.E14]-[.D14])*24" office:value-type="float" office:value="0.083333333333333" calcext:value-type="float">
            <text:p>0,08</text:p>
          </table:table-cell>
          <table:table-cell table:style-name="ce87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93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 calcext:value-type="time">
            <text:p>13:15:00</text:p>
          </table:table-cell>
          <table:table-cell table:style-name="ce10" office:value-type="time" office:time-value="PT13H38M00S" calcext:value-type="time">
            <text:p>13:38:00</text:p>
          </table:table-cell>
          <table:table-cell table:style-name="ce18" table:formula="of:=([.E15]-[.D15])*24" office:value-type="float" office:value="0.383333333333335" calcext:value-type="float">
            <text:p>0,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 calcext:value-type="time">
            <text:p>13:39:00</text:p>
          </table:table-cell>
          <table:table-cell table:style-name="ce10" office:value-type="time" office:time-value="PT14H18M00S" calcext:value-type="time">
            <text:p>14:18:00</text:p>
          </table:table-cell>
          <table:table-cell table:style-name="ce18" table:formula="of:=([.E16]-[.D16])*24" office:value-type="float" office:value="0.65" calcext:value-type="float">
            <text:p>0,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 calcext:value-type="time">
            <text:p>16:12:00</text:p>
          </table:table-cell>
          <table:table-cell table:style-name="ce10" office:value-type="time" office:time-value="PT16H34M00S" calcext:value-type="time">
            <text:p>16:34:00</text:p>
          </table:table-cell>
          <table:table-cell table:style-name="ce18" table:formula="of:=([.E17]-[.D17])*24" office:value-type="float" office:value="0.366666666666668" calcext:value-type="float">
            <text:p>0,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 calcext:value-type="time">
            <text:p>16:49:00</text:p>
          </table:table-cell>
          <table:table-cell table:style-name="ce11" office:value-type="time" office:time-value="PT16H58M00S" calcext:value-type="time">
            <text:p>16:58:00</text:p>
          </table:table-cell>
          <table:table-cell table:style-name="ce18" table:formula="of:=([.E18]-[.D18])*24" office:value-type="float" office:value="0.149999999999999" calcext:value-type="float">
            <text:p>0,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 calcext:value-type="time">
            <text:p>18:13:00</text:p>
          </table:table-cell>
          <table:table-cell table:style-name="ce11" office:value-type="time" office:time-value="PT18H56M00S" calcext:value-type="time">
            <text:p>18:56:00</text:p>
          </table:table-cell>
          <table:table-cell table:style-name="ce18" table:formula="of:=([.E19]-[.D19])*24" office:value-type="float" office:value="0.716666666666667" calcext:value-type="float">
            <text:p>0,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 calcext:value-type="time">
            <text:p>19:39:00</text:p>
          </table:table-cell>
          <table:table-cell table:style-name="ce11" office:value-type="time" office:time-value="PT21H09M00S" calcext:value-type="time">
            <text:p>21:09:00</text:p>
          </table:table-cell>
          <table:table-cell table:style-name="ce18" table:formula="of:=([.E20]-[.D20])*24" office:value-type="float" office:value="1.5" calcext:value-type="float">
            <text:p>1,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 calcext:value-type="time">
            <text:p>22:05:00</text:p>
          </table:table-cell>
          <table:table-cell table:style-name="ce11" office:value-type="time" office:time-value="PT23H27M00S" calcext:value-type="time">
            <text:p>23:27:00</text:p>
          </table:table-cell>
          <table:table-cell table:style-name="ce18" table:formula="of:=([.E21]-[.D21])*24" office:value-type="float" office:value="1.36666666666667" calcext:value-type="float">
            <text:p>1,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08-20" calcext:value-type="date">
            <text:p>20.08.2023</text:p>
          </table:table-cell>
          <table:table-cell table:style-name="ce5"/>
          <table:table-cell table:style-name="ce12" office:value-type="time" office:time-value="PT13H31M00S" calcext:value-type="time">
            <text:p>13:31:00</text:p>
          </table:table-cell>
          <table:table-cell table:style-name="ce12" office:value-type="time" office:time-value="PT15H00M00S" calcext:value-type="time">
            <text:p>15:00:00</text:p>
          </table:table-cell>
          <table:table-cell table:style-name="ce17" table:formula="of:=([.E22]-[.D22])*24" office:value-type="float" office:value="1.48333333333333" calcext:value-type="float">
            <text:p>1,48</text:p>
          </table:table-cell>
          <table:table-cell table:style-name="ce87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93" table:formula="of:=SUM([.F22:.F25])" office:value-type="float" office:value="6.26666666689561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 calcext:value-type="time">
            <text:p>15:40:00</text:p>
          </table:table-cell>
          <table:table-cell table:style-name="ce11" office:value-type="time" office:time-value="PT16H51M00S" calcext:value-type="time">
            <text:p>16:51:00</text:p>
          </table:table-cell>
          <table:table-cell table:style-name="ce19" table:formula="of:=([.E23]-[.D23])*24" office:value-type="float" office:value="1.18333333333333" calcext:value-type="float">
            <text:p>1,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 calcext:value-type="time">
            <text:p>17:57:00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9" table:formula="of:=([.E24]-[.D24])*24" office:value-type="float" office:value="1.33333333333333" calcext:value-type="float">
            <text:p>1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8659S" calcext:value-type="time">
            <text:p>22:21:00</text:p>
          </table:table-cell>
          <table:table-cell table:style-name="ce11" office:value-type="time" office:time-value="PT1083816H37M00.000000112S" calcext:value-type="time">
            <text:p>00:37:00</text:p>
          </table:table-cell>
          <table:table-cell table:style-name="ce18" table:formula="of:=([.E25] - [.D25])*24" office:value-type="float" office:value="2.26666666689562" calcext:value-type="float">
            <text:p>2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08-21" calcext:value-type="date">
            <text:p>21.08.2023</text:p>
          </table:table-cell>
          <table:table-cell table:style-name="ce5"/>
          <table:table-cell table:style-name="ce12" office:value-type="time" office:time-value="PT13H31M00S" calcext:value-type="time">
            <text:p>13:31:00</text:p>
          </table:table-cell>
          <table:table-cell table:style-name="ce12" office:value-type="time" office:time-value="PT14H17M00S" calcext:value-type="time">
            <text:p>14:17:00</text:p>
          </table:table-cell>
          <table:table-cell table:style-name="ce17" table:formula="of:=([.E26] - [.D26])*24" office:value-type="float" office:value="0.766666666666667" calcext:value-type="float">
            <text:p>0,77</text:p>
          </table:table-cell>
          <table:table-cell table:style-name="ce87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93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 calcext:value-type="time">
            <text:p>16:11:00</text:p>
          </table:table-cell>
          <table:table-cell table:style-name="ce11" office:value-type="time" office:time-value="PT16H31M00S" calcext:value-type="time">
            <text:p>16:31:00</text:p>
          </table:table-cell>
          <table:table-cell table:style-name="ce19" table:formula="of:=([.E27] - [.D27])*24" office:value-type="float" office:value="0.333333333333335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 calcext:value-type="time">
            <text:p>16:41:00</text:p>
          </table:table-cell>
          <table:table-cell table:style-name="ce11" office:value-type="time" office:time-value="PT17H30M00S" calcext:value-type="time">
            <text:p>17:30:00</text:p>
          </table:table-cell>
          <table:table-cell table:style-name="ce19" table:formula="of:=([.E28] - [.D28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 calcext:value-type="time">
            <text:p>17:37:00</text:p>
          </table:table-cell>
          <table:table-cell table:style-name="ce11" office:value-type="time" office:time-value="PT18H01M00S" calcext:value-type="time">
            <text:p>18:01:00</text:p>
          </table:table-cell>
          <table:table-cell table:style-name="ce19" table:formula="of:=([.E29] - [.D29])*24" office:value-type="float" office:value="0.399999999999999" calcext:value-type="float">
            <text:p>0,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 calcext:value-type="time">
            <text:p>18:33:00</text:p>
          </table:table-cell>
          <table:table-cell table:style-name="ce13" office:value-type="time" office:time-value="PT18H55M00S" calcext:value-type="time">
            <text:p>18:55:00</text:p>
          </table:table-cell>
          <table:table-cell table:style-name="ce19" table:formula="of:=([.E30] - [.D30])*24" office:value-type="float" office:value="0.366666666666665" calcext:value-type="float">
            <text:p>0,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08-22" calcext:value-type="date">
            <text:p>22.08.2023</text:p>
          </table:table-cell>
          <table:table-cell table:style-name="ce5"/>
          <table:table-cell table:style-name="ce12" office:value-type="time" office:time-value="PT13H34M00S" calcext:value-type="time">
            <text:p>13:34:00</text:p>
          </table:table-cell>
          <table:table-cell table:style-name="ce12" office:value-type="time" office:time-value="PT15H24M00S" calcext:value-type="time">
            <text:p>15:24:00</text:p>
          </table:table-cell>
          <table:table-cell table:style-name="ce17" table:formula="of:=([.E31] - [.D31])*24" office:value-type="float" office:value="1.83333333333333" calcext:value-type="float">
            <text:p>1,83</text:p>
          </table:table-cell>
          <table:table-cell table:style-name="ce87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93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 calcext:value-type="time">
            <text:p>16:13:00</text:p>
          </table:table-cell>
          <table:table-cell table:style-name="ce11" office:value-type="time" office:time-value="PT19H15M00S" calcext:value-type="time">
            <text:p>19:15:00</text:p>
          </table:table-cell>
          <table:table-cell table:style-name="ce19" table:formula="of:=([.E32] - [.D32])*24" office:value-type="float" office:value="3.03333333333333" calcext:value-type="float">
            <text:p>3,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 calcext:value-type="time">
            <text:p>22:07:00</text:p>
          </table:table-cell>
          <table:table-cell table:style-name="ce11" office:value-type="time" office:time-value="PT22H25M00S" calcext:value-type="time">
            <text:p>22:25:00</text:p>
          </table:table-cell>
          <table:table-cell table:style-name="ce19" table:formula="of:=([.E33] - [.D33])*24" office:value-type="float" office:value="0.300000000000002" calcext:value-type="float">
            <text:p>0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 calcext:value-type="time">
            <text:p>22:31:00</text:p>
          </table:table-cell>
          <table:table-cell table:style-name="ce11" office:value-type="time" office:time-value="PT22H38M00S" calcext:value-type="time">
            <text:p>22:38:00</text:p>
          </table:table-cell>
          <table:table-cell table:style-name="ce19" table:formula="of:=([.E34] - [.D34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08-23" calcext:value-type="date">
            <text:p>23.08.2023</text:p>
          </table:table-cell>
          <table:table-cell table:style-name="ce5"/>
          <table:table-cell table:style-name="ce12" office:value-type="time" office:time-value="PT09H30M00S" calcext:value-type="time">
            <text:p>09:30:00</text:p>
          </table:table-cell>
          <table:table-cell table:style-name="ce12" office:value-type="time" office:time-value="PT09H57M00S" calcext:value-type="time">
            <text:p>09:57:00</text:p>
          </table:table-cell>
          <table:table-cell table:style-name="ce17" table:formula="of:=([.E35] - [.D35])*24" office:value-type="float" office:value="0.45" calcext:value-type="float">
            <text:p>0,45</text:p>
          </table:table-cell>
          <table:table-cell table:style-name="ce87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93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 calcext:value-type="time">
            <text:p>11:08:00</text:p>
          </table:table-cell>
          <table:table-cell table:style-name="ce11" office:value-type="time" office:time-value="PT12H14M00S" calcext:value-type="time">
            <text:p>12:14:00</text:p>
          </table:table-cell>
          <table:table-cell table:style-name="ce19" table:formula="of:=([.E36] - [.D36])*24" office:value-type="float" office:value="1.1" calcext:value-type="float">
            <text:p>1,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5H25M00S" calcext:value-type="time">
            <text:p>15:25:00</text:p>
          </table:table-cell>
          <table:table-cell table:style-name="ce19" table:formula="of:=([.E37] - [.D37])*24" office:value-type="float" office:value="2.33333333333334" calcext:value-type="float">
            <text:p>2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 calcext:value-type="time">
            <text:p>16:15:00</text:p>
          </table:table-cell>
          <table:table-cell table:style-name="ce11" office:value-type="time" office:time-value="PT16H45M00S" calcext:value-type="time">
            <text:p>16:45:00</text:p>
          </table:table-cell>
          <table:table-cell table:style-name="ce19" table:formula="of:=([.E38] - [.D38])*24" office:value-type="float" office:value="0.500000000000001" calcext:value-type="float">
            <text:p>0,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 calcext:value-type="time">
            <text:p>20:57:00</text:p>
          </table:table-cell>
          <table:table-cell table:style-name="ce11" office:value-type="time" office:time-value="PT23H48M00S" calcext:value-type="time">
            <text:p>23:48:00</text:p>
          </table:table-cell>
          <table:table-cell table:style-name="ce19" table:formula="of:=([.E39] - [.D39])*24" office:value-type="float" office:value="2.85" calcext:value-type="float">
            <text:p>2,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08-24" calcext:value-type="date">
            <text:p>24.08.2023</text:p>
          </table:table-cell>
          <table:table-cell table:style-name="ce5"/>
          <table:table-cell table:style-name="ce12" office:value-type="time" office:time-value="PT15H02M00S" calcext:value-type="time">
            <text:p>15:02:00</text:p>
          </table:table-cell>
          <table:table-cell table:style-name="ce12" office:value-type="time" office:time-value="PT15H53M00S" calcext:value-type="time">
            <text:p>15:53:00</text:p>
          </table:table-cell>
          <table:table-cell table:style-name="ce17" table:formula="of:=([.E40] - [.D40])*24" office:value-type="float" office:value="0.85" calcext:value-type="float">
            <text:p>0,85</text:p>
          </table:table-cell>
          <table:table-cell table:style-name="ce87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93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 calcext:value-type="time">
            <text:p>16:58:00</text:p>
          </table:table-cell>
          <table:table-cell table:style-name="ce11" office:value-type="time" office:time-value="PT17H34M00S" calcext:value-type="time">
            <text:p>17:34:00</text:p>
          </table:table-cell>
          <table:table-cell table:style-name="ce19" table:formula="of:=([.E41] - [.D41])*24" office:value-type="float" office:value="0.600000000000003" calcext:value-type="float">
            <text:p>0,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 calcext:value-type="time">
            <text:p>18:54:00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9" table:formula="of:=([.E42] - [.D42])*24" office:value-type="float" office:value="0.383333333333332" calcext:value-type="float">
            <text:p>0,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 calcext:value-type="date">
            <text:p>24.08.2023</text:p>
          </table:table-cell>
          <table:table-cell table:style-name="ce14" office:value-type="date" office:date-value="2023-08-25T01:08:00" calcext:value-type="date">
            <text:p>25.08.2023</text:p>
          </table:table-cell>
          <table:table-cell table:style-name="ce19" table:formula="of:=([.E43] - [.D43])*24" office:value-type="float" office:value="1.83333333337214" calcext:value-type="float">
            <text:p>1,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08-25" calcext:value-type="date">
            <text:p>25.08.2023</text:p>
          </table:table-cell>
          <table:table-cell table:style-name="ce5"/>
          <table:table-cell table:style-name="ce12" office:value-type="time" office:time-value="PT19H41M00S" calcext:value-type="time">
            <text:p>19:41:00</text:p>
          </table:table-cell>
          <table:table-cell table:style-name="ce12" office:value-type="time" office:time-value="PT20H13M00S" calcext:value-type="time">
            <text:p>20:13:00</text:p>
          </table:table-cell>
          <table:table-cell table:style-name="ce17" table:formula="of:=([.E44] - [.D44])*24" office:value-type="float" office:value="0.533333333333334" calcext:value-type="float">
            <text:p>0,53</text:p>
          </table:table-cell>
          <table:table-cell table:style-name="ce87" table:formula="of:=COUNTA([.E44])" office:value-type="float" office:value="1" calcext:value-type="float">
            <text:p>1</text:p>
          </table:table-cell>
          <table:table-cell table:style-name="ce17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08-26" calcext:value-type="date">
            <text:p>26.08.2023</text:p>
          </table:table-cell>
          <table:table-cell table:style-name="ce5"/>
          <table:table-cell table:style-name="ce12" office:value-type="time" office:time-value="PT15H00M00S" calcext:value-type="time">
            <text:p>15:00:00</text:p>
          </table:table-cell>
          <table:table-cell table:style-name="ce12" office:value-type="time" office:time-value="PT15H09M00S" calcext:value-type="time">
            <text:p>15:09:00</text:p>
          </table:table-cell>
          <table:table-cell table:style-name="ce17" table:formula="of:=([.E45] - [.D45])*24" office:value-type="float" office:value="0.149999999999999" calcext:value-type="float">
            <text:p>0,15</text:p>
          </table:table-cell>
          <table:table-cell table:style-name="ce87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93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 calcext:value-type="time">
            <text:p>19:12:00</text:p>
          </table:table-cell>
          <table:table-cell table:style-name="ce11" office:value-type="time" office:time-value="PT19H26M00S" calcext:value-type="time">
            <text:p>19:26:00</text:p>
          </table:table-cell>
          <table:table-cell table:style-name="ce19" table:formula="of:=([.E46] - [.D46])*24" office:value-type="float" office:value="0.233333333333335" calcext:value-type="float">
            <text:p>0,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 calcext:value-type="time">
            <text:p>20:54:00</text:p>
          </table:table-cell>
          <table:table-cell table:style-name="ce11" office:value-type="time" office:time-value="PT22H09M00S" calcext:value-type="time">
            <text:p>22:09:00</text:p>
          </table:table-cell>
          <table:table-cell table:style-name="ce19" table:formula="of:=([.E47] - [.D47])*24" office:value-type="float" office:value="1.25" calcext:value-type="float">
            <text:p>1,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08-27" calcext:value-type="date">
            <text:p>27.08.2023</text:p>
          </table:table-cell>
          <table:table-cell table:style-name="ce5"/>
          <table:table-cell table:style-name="ce12" office:value-type="time" office:time-value="PT00H50M00S" calcext:value-type="time">
            <text:p>00:50:00</text:p>
          </table:table-cell>
          <table:table-cell table:style-name="ce12" office:value-type="time" office:time-value="PT02H11M00S" calcext:value-type="time">
            <text:p>02:11:00</text:p>
          </table:table-cell>
          <table:table-cell table:style-name="ce17" table:formula="of:=([.E48] - [.D48])*24" office:value-type="float" office:value="1.35" calcext:value-type="float">
            <text:p>1,35</text:p>
          </table:table-cell>
          <table:table-cell table:style-name="ce87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93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 calcext:value-type="time">
            <text:p>14:12:00</text:p>
          </table:table-cell>
          <table:table-cell table:style-name="ce11" office:value-type="time" office:time-value="PT14H53M00S" calcext:value-type="time">
            <text:p>14:53:00</text:p>
          </table:table-cell>
          <table:table-cell table:style-name="ce19" table:formula="of:=([.E49] - [.D49])*24" office:value-type="float" office:value="0.683333333333334" calcext:value-type="float">
            <text:p>0,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 calcext:value-type="time">
            <text:p>16:54:00</text:p>
          </table:table-cell>
          <table:table-cell table:style-name="ce11" office:value-type="time" office:time-value="PT17H05M00S" calcext:value-type="time">
            <text:p>17:05:00</text:p>
          </table:table-cell>
          <table:table-cell table:style-name="ce19" table:formula="of:=([.E50] - [.D50])*24" office:value-type="float" office:value="0.183333333333335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 calcext:value-type="time">
            <text:p>17:08:00</text:p>
          </table:table-cell>
          <table:table-cell table:style-name="ce11" office:value-type="time" office:time-value="PT17H24M00S" calcext:value-type="time">
            <text:p>17:24:00</text:p>
          </table:table-cell>
          <table:table-cell table:style-name="ce19" table:formula="of:=([.E51] - [.D51])*24" office:value-type="float" office:value="0.266666666666668" calcext:value-type="float">
            <text:p>0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 calcext:value-type="time">
            <text:p>17:44:00</text:p>
          </table:table-cell>
          <table:table-cell table:style-name="ce11" office:value-type="time" office:time-value="PT17H53M00S" calcext:value-type="time">
            <text:p>17:53:00</text:p>
          </table:table-cell>
          <table:table-cell table:style-name="ce19" table:formula="of:=([.E52] - [.D52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 calcext:value-type="time">
            <text:p>17:54:00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19" table:formula="of:=([.E53] - [.D53])*24" office:value-type="float" office:value="0.600000000000001" calcext:value-type="float">
            <text:p>0,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.000000224S" calcext:value-type="time">
            <text:p>23:59:00</text:p>
          </table:table-cell>
          <table:table-cell table:style-name="ce14" office:value-type="date" office:date-value="2023-08-28T00:09:00" calcext:value-type="date">
            <text:p>28.08.2023</text:p>
          </table:table-cell>
          <table:table-cell table:style-name="ce19" table:formula="of:=([.E54] - [.D54])*24" office:value-type="float" office:value="0.16666666651144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08-28" calcext:value-type="date">
            <text:p>28.08.2023</text:p>
          </table:table-cell>
          <table:table-cell table:style-name="ce5"/>
          <table:table-cell table:style-name="ce12" office:value-type="time" office:time-value="PT12H37M00S" calcext:value-type="time">
            <text:p>12:37:00</text:p>
          </table:table-cell>
          <table:table-cell table:style-name="ce12" office:value-type="time" office:time-value="PT13H03M00S" calcext:value-type="time">
            <text:p>13:03:00</text:p>
          </table:table-cell>
          <table:table-cell table:style-name="ce17" table:formula="of:=([.E55] - [.D55])*24" office:value-type="float" office:value="0.433333333333332" calcext:value-type="float">
            <text:p>0,43</text:p>
          </table:table-cell>
          <table:table-cell table:style-name="ce87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93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 calcext:value-type="time">
            <text:p>17:28:00</text:p>
          </table:table-cell>
          <table:table-cell table:style-name="ce11" office:value-type="time" office:time-value="PT18H12M00S" calcext:value-type="time">
            <text:p>18:12:00</text:p>
          </table:table-cell>
          <table:table-cell table:style-name="ce19" table:formula="of:=([.E56] - [.D56])*24" office:value-type="float" office:value="0.733333333333331" calcext:value-type="float">
            <text:p>0,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 calcext:value-type="time">
            <text:p>19:44:00</text:p>
          </table:table-cell>
          <table:table-cell table:style-name="ce11" office:value-type="time" office:time-value="PT19H58M00S" calcext:value-type="time">
            <text:p>19:58:00</text:p>
          </table:table-cell>
          <table:table-cell table:style-name="ce19" table:formula="of:=([.E57] - [.D57])*24" office:value-type="float" office:value="0.233333333333332" calcext:value-type="float">
            <text:p>0,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 calcext:value-type="time">
            <text:p>19:59:00</text:p>
          </table:table-cell>
          <table:table-cell table:style-name="ce11" office:value-type="time" office:time-value="PT21H17M00S" calcext:value-type="time">
            <text:p>21:17:00</text:p>
          </table:table-cell>
          <table:table-cell table:style-name="ce19" table:formula="of:=([.E58] - [.D58])*24" office:value-type="float" office:value="1.3" calcext:value-type="float">
            <text:p>1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08-29" calcext:value-type="date">
            <text:p>29.08.2023</text:p>
          </table:table-cell>
          <table:table-cell table:style-name="ce5"/>
          <table:table-cell table:style-name="ce9" office:value-type="time" office:time-value="PT13H04M00S" calcext:value-type="time">
            <text:p>13:04:00</text:p>
          </table:table-cell>
          <table:table-cell table:style-name="ce9" office:value-type="time" office:time-value="PT13H38M00S" calcext:value-type="time">
            <text:p>13:38:00</text:p>
          </table:table-cell>
          <table:table-cell table:style-name="ce17" table:formula="of:=([.E59] - [.D59])*24" office:value-type="float" office:value="0.566666666666667" calcext:value-type="float">
            <text:p>0,57</text:p>
          </table:table-cell>
          <table:table-cell table:style-name="ce87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93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 calcext:value-type="time">
            <text:p>15:00:00</text:p>
          </table:table-cell>
          <table:table-cell table:style-name="ce10" office:value-type="time" office:time-value="PT16H08M00S" calcext:value-type="time">
            <text:p>16:08:00</text:p>
          </table:table-cell>
          <table:table-cell table:style-name="ce19" table:formula="of:=([.E60] - [.D60])*24" office:value-type="float" office:value="1.13333333333333" calcext:value-type="float">
            <text:p>1,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 calcext:value-type="time">
            <text:p>16:09:00</text:p>
          </table:table-cell>
          <table:table-cell table:style-name="ce10" office:value-type="time" office:time-value="PT16H40M00S" calcext:value-type="time">
            <text:p>16:40:00</text:p>
          </table:table-cell>
          <table:table-cell table:style-name="ce19" table:formula="of:=([.E61] - [.D61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 calcext:value-type="time">
            <text:p>17:11:00</text:p>
          </table:table-cell>
          <table:table-cell table:style-name="ce10" office:value-type="time" office:time-value="PT17H33M00S" calcext:value-type="time">
            <text:p>17:33:00</text:p>
          </table:table-cell>
          <table:table-cell table:style-name="ce19" table:formula="of:=([.E62] - [.D62])*24" office:value-type="float" office:value="0.366666666666668" calcext:value-type="float">
            <text:p>0,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 calcext:value-type="time">
            <text:p>21:42:00</text:p>
          </table:table-cell>
          <table:table-cell table:style-name="ce10" office:value-type="time" office:time-value="PT22H10M00S" calcext:value-type="time">
            <text:p>22:10:00</text:p>
          </table:table-cell>
          <table:table-cell table:style-name="ce19" table:formula="of:=([.E63] - [.D63])*24" office:value-type="float" office:value="0.466666666666665" calcext:value-type="float">
            <text:p>0,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08-30" calcext:value-type="date">
            <text:p>30.08.2023</text:p>
          </table:table-cell>
          <table:table-cell table:style-name="ce5"/>
          <table:table-cell table:style-name="ce9" office:value-type="time" office:time-value="PT13H28M00S" calcext:value-type="time">
            <text:p>13:28:00</text:p>
          </table:table-cell>
          <table:table-cell table:style-name="ce9" office:value-type="time" office:time-value="PT13H59M00S" calcext:value-type="time">
            <text:p>13:59:00</text:p>
          </table:table-cell>
          <table:table-cell table:style-name="ce17" table:formula="of:=([.E64] - [.D64])*24" office:value-type="float" office:value="0.516666666666665" calcext:value-type="float">
            <text:p>0,52</text:p>
          </table:table-cell>
          <table:table-cell table:style-name="ce87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93" table:formula="of:=SUM([.F64:.F74])" office:value-type="float" office:value="2.38333333323243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 calcext:value-type="time">
            <text:p>14:00:00</text:p>
          </table:table-cell>
          <table:table-cell table:style-name="ce10" office:value-type="time" office:time-value="PT14H06M00S" calcext:value-type="time">
            <text:p>14:06:00</text:p>
          </table:table-cell>
          <table:table-cell table:style-name="ce19" table:formula="of:=([.E65] - [.D65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 calcext:value-type="time">
            <text:p>14:12:00</text:p>
          </table:table-cell>
          <table:table-cell table:style-name="ce10" office:value-type="time" office:time-value="PT14H23M00S" calcext:value-type="time">
            <text:p>14:23:00</text:p>
          </table:table-cell>
          <table:table-cell table:style-name="ce19" table:formula="of:=([.E66] - [.D66])*24" office:value-type="float" office:value="0.183333333333333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 calcext:value-type="time">
            <text:p>16:00:00</text:p>
          </table:table-cell>
          <table:table-cell table:style-name="ce10" office:value-type="time" office:time-value="PT16H03M00S" calcext:value-type="time">
            <text:p>16:03:00</text:p>
          </table:table-cell>
          <table:table-cell table:style-name="ce19" table:formula="of:=([.E67] - [.D67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 calcext:value-type="time">
            <text:p>16:03:00</text:p>
          </table:table-cell>
          <table:table-cell table:style-name="ce10" office:value-type="time" office:time-value="PT16H23M00S" calcext:value-type="time">
            <text:p>16:23:00</text:p>
          </table:table-cell>
          <table:table-cell table:style-name="ce19" table:formula="of:=([.E68] - [.D68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 calcext:value-type="time">
            <text:p>17:38:00</text:p>
          </table:table-cell>
          <table:table-cell table:style-name="ce10" office:value-type="time" office:time-value="PT17H54M00S" calcext:value-type="time">
            <text:p>17:54:00</text:p>
          </table:table-cell>
          <table:table-cell table:style-name="ce19" table:formula="of:=([.E69] - [.D69])*24" office:value-type="float" office:value="0.266666666666666" calcext:value-type="float">
            <text:p>0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 calcext:value-type="time">
            <text:p>18:37:00</text:p>
          </table:table-cell>
          <table:table-cell table:style-name="ce10" office:value-type="time" office:time-value="PT18H47M00S" calcext:value-type="time">
            <text:p>18:47:00</text:p>
          </table:table-cell>
          <table:table-cell table:style-name="ce19" table:formula="of:=([.E70] - [.D70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 calcext:value-type="time">
            <text:p>18:51:00</text:p>
          </table:table-cell>
          <table:table-cell table:style-name="ce10" office:value-type="time" office:time-value="PT19H01M00S" calcext:value-type="time">
            <text:p>19:01:00</text:p>
          </table:table-cell>
          <table:table-cell table:style-name="ce19" table:formula="of:=([.E71] - [.D71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 calcext:value-type="time">
            <text:p>19:04:00</text:p>
          </table:table-cell>
          <table:table-cell table:style-name="ce10" office:value-type="time" office:time-value="PT19H09M00S" calcext:value-type="time">
            <text:p>19:09:00</text:p>
          </table:table-cell>
          <table:table-cell table:style-name="ce19" table:formula="of:=([.E72] - [.D72])*24" office:value-type="float" office:value="0.083333333333333" calcext:value-type="float">
            <text:p>0,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 calcext:value-type="time">
            <text:p>20:40:00</text:p>
          </table:table-cell>
          <table:table-cell table:style-name="ce10" office:value-type="time" office:time-value="PT21H00M00S" calcext:value-type="time">
            <text:p>21:00:00</text:p>
          </table:table-cell>
          <table:table-cell table:style-name="ce19" table:formula="of:=([.E73] - [.D73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.000001565S" calcext:value-type="time">
            <text:p>23:53:00</text:p>
          </table:table-cell>
          <table:table-cell table:style-name="ce10" office:value-type="time" office:time-value="PT1084056H03M59.999999944S" calcext:value-type="time">
            <text:p>00:04:00</text:p>
          </table:table-cell>
          <table:table-cell table:style-name="ce19" table:formula="of:=([.E74] - [.D74])*24" office:value-type="float" office:value="0.18333333323244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08-31" calcext:value-type="date">
            <text:p>31.08.2023</text:p>
          </table:table-cell>
          <table:table-cell table:style-name="ce8" office:value-type="string" calcext:value-type="string">
            <text:p>wood-app</text:p>
          </table:table-cell>
          <table:table-cell table:style-name="ce9" office:value-type="time" office:time-value="PT12H26M00S" calcext:value-type="time">
            <text:p>12:26:00</text:p>
          </table:table-cell>
          <table:table-cell table:style-name="ce9" office:value-type="time" office:time-value="PT12H49M00S" calcext:value-type="time">
            <text:p>12:49:00</text:p>
          </table:table-cell>
          <table:table-cell table:style-name="ce17" table:formula="of:=([.E75] - [.D75])*24" office:value-type="float" office:value="0.383333333333332" calcext:value-type="float">
            <text:p>0,38</text:p>
          </table:table-cell>
          <table:table-cell table:style-name="ce87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93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wood-app</text:p>
          </table:table-cell>
          <table:table-cell table:style-name="ce10" office:value-type="time" office:time-value="PT12H54M00S" calcext:value-type="time">
            <text:p>12:54:00</text:p>
          </table:table-cell>
          <table:table-cell table:style-name="ce10" office:value-type="time" office:time-value="PT13H04M00S" calcext:value-type="time">
            <text:p>13:04:00</text:p>
          </table:table-cell>
          <table:table-cell table:style-name="ce19" table:formula="of:=([.E76] - [.D76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3H24M00S" calcext:value-type="time">
            <text:p>13:24:00</text:p>
          </table:table-cell>
          <table:table-cell table:style-name="ce10" office:value-type="time" office:time-value="PT13H26M00S" calcext:value-type="time">
            <text:p>13:26:00</text:p>
          </table:table-cell>
          <table:table-cell table:style-name="ce19" table:formula="of:=([.E77] - [.D77])*24" office:value-type="float" office:value="0.0333333333333332" calcext:value-type="float">
            <text:p>0,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3H29M00S" calcext:value-type="time">
            <text:p>13:29:00</text:p>
          </table:table-cell>
          <table:table-cell table:style-name="ce10" office:value-type="time" office:time-value="PT13H44M00S" calcext:value-type="time">
            <text:p>13:44:00</text:p>
          </table:table-cell>
          <table:table-cell table:style-name="ce19" table:formula="of:=([.E78] - [.D78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3H59M00S" calcext:value-type="time">
            <text:p>13:59:00</text:p>
          </table:table-cell>
          <table:table-cell table:style-name="ce10" office:value-type="time" office:time-value="PT14H18M00S" calcext:value-type="time">
            <text:p>14:18:00</text:p>
          </table:table-cell>
          <table:table-cell table:style-name="ce19" table:formula="of:=([.E79] - [.D79])*24" office:value-type="float" office:value="0.316666666666668" calcext:value-type="float">
            <text:p>0,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4H20M00S" calcext:value-type="time">
            <text:p>14:20:00</text:p>
          </table:table-cell>
          <table:table-cell table:style-name="ce10" office:value-type="time" office:time-value="PT14H33M00S" calcext:value-type="time">
            <text:p>14:33:00</text:p>
          </table:table-cell>
          <table:table-cell table:style-name="ce19" table:formula="of:=([.E80] - [.D80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5H11M00S" calcext:value-type="time">
            <text:p>15:11:00</text:p>
          </table:table-cell>
          <table:table-cell table:style-name="ce10" office:value-type="time" office:time-value="PT15H14M00S" calcext:value-type="time">
            <text:p>15:14:00</text:p>
          </table:table-cell>
          <table:table-cell table:style-name="ce19" table:formula="of:=([.E81] - [.D81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5H17M00S" calcext:value-type="time">
            <text:p>15:17:00</text:p>
          </table:table-cell>
          <table:table-cell table:style-name="ce10" office:value-type="time" office:time-value="PT15H55M00S" calcext:value-type="time">
            <text:p>15:55:00</text:p>
          </table:table-cell>
          <table:table-cell table:style-name="ce19" table:formula="of:=([.E82] - [.D82])*24" office:value-type="float" office:value="0.633333333333334" calcext:value-type="float">
            <text:p>0,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6H16M00S" calcext:value-type="time">
            <text:p>16:16:00</text:p>
          </table:table-cell>
          <table:table-cell table:style-name="ce10" office:value-type="time" office:time-value="PT16H25M00S" calcext:value-type="time">
            <text:p>16:25:00</text:p>
          </table:table-cell>
          <table:table-cell table:style-name="ce19" table:formula="of:=([.E83] - [.D83])*24" office:value-type="float" office:value="0.150000000000002" calcext:value-type="float">
            <text:p>0,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6H28M00S" calcext:value-type="time">
            <text:p>16:28:00</text:p>
          </table:table-cell>
          <table:table-cell table:style-name="ce10" office:value-type="time" office:time-value="PT16H43M00S" calcext:value-type="time">
            <text:p>16:43:00</text:p>
          </table:table-cell>
          <table:table-cell table:style-name="ce19" table:formula="of:=([.E84] - [.D84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6H49M00S" calcext:value-type="time">
            <text:p>16:49:00</text:p>
          </table:table-cell>
          <table:table-cell table:style-name="ce10" office:value-type="time" office:time-value="PT17H38M00S" calcext:value-type="time">
            <text:p>17:38:00</text:p>
          </table:table-cell>
          <table:table-cell table:style-name="ce19" table:formula="of:=([.E85] - [.D85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7H54M00S" calcext:value-type="time">
            <text:p>17:54:00</text:p>
          </table:table-cell>
          <table:table-cell table:style-name="ce10" office:value-type="time" office:time-value="PT18H19M00S" calcext:value-type="time">
            <text:p>18:19:00</text:p>
          </table:table-cell>
          <table:table-cell table:style-name="ce19" table:formula="of:=([.E86] - [.D86])*24" office:value-type="float" office:value="0.416666666666665" calcext:value-type="float">
            <text:p>0,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20H49M00S" calcext:value-type="time">
            <text:p>20:49:00</text:p>
          </table:table-cell>
          <table:table-cell table:style-name="ce10" office:value-type="time" office:time-value="PT22H01M00S" calcext:value-type="time">
            <text:p>22:01:00</text:p>
          </table:table-cell>
          <table:table-cell table:style-name="ce19" table:formula="of:=([.E87] - [.D87])*24" office:value-type="float" office:value="1.2" calcext:value-type="float">
            <text:p>1,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8" table:default-cell-style-name="ce7"/>
        <table:table-column table:style-name="co9" table:number-columns-repeated="2" table:default-cell-style-name="ce15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2" table:default-cell-style-name="ce32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100" office:value-type="string" calcext:value-type="string">
            <text:p>Nr</text:p>
          </table:table-cell>
          <table:table-cell table:style-name="ce100" office:value-type="string" calcext:value-type="string">
            <text:p>Date</text:p>
          </table:table-cell>
          <table:table-cell table:style-name="ce38" office:value-type="string" calcext:value-type="string" table:number-columns-spanned="1" table:number-rows-spanned="4">
            <text:p>Project</text:p>
          </table:table-cell>
          <table:table-cell table:style-name="ce38" office:value-type="string" calcext:value-type="string" table:number-columns-spanned="1" table:number-rows-spanned="4">
            <text:p>Start</text:p>
          </table:table-cell>
          <table:table-cell table:style-name="ce38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ce52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8" office:value-type="float" office:value="30" calcext:value-type="float" table:number-columns-spanned="1" table:number-rows-spanned="3">
            <text:p>30</text:p>
          </table:table-cell>
          <table:table-cell table:style-name="ce47" office:value-type="string" calcext:value-type="string" table:number-columns-spanned="1" table:number-rows-spanned="3">
            <text:p>09.2023</text:p>
          </table:table-cell>
          <table:covered-table-cell table:number-columns-repeated="3" table:style-name="ce100"/>
          <table:covered-table-cell table:style-name="ce51"/>
          <table:table-cell table:style-name="ce22" table:formula="of:=SUM([.G5:.G204])" office:value-type="float" office:value="135" calcext:value-type="float">
            <text:p>135</text:p>
          </table:table-cell>
          <table:table-cell table:style-name="ce24" table:formula="of:=SUM([.H5:.H204])" office:value-type="float" office:value="167.699999999604" calcext:value-type="float">
            <text:p>167,70</text:p>
          </table:table-cell>
          <table:covered-table-cell table:style-name="ce51"/>
          <table:table-cell table:style-name="Default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number-columns-repeated="3" table:style-name="ce100"/>
          <table:covered-table-cell table:style-name="ce51"/>
          <table:table-cell table:style-name="ce23" office:value-type="string" calcext:value-type="string">
            <text:p>Tasks per day</text:p>
          </table:table-cell>
          <table:table-cell table:style-name="ce23" office:value-type="string" calcext:value-type="string">
            <text:p>Hours per day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number-columns-repeated="3" table:style-name="ce100"/>
          <table:covered-table-cell table:style-name="ce51"/>
          <table:table-cell table:style-name="ce24" table:formula="of:=[.G2]/[.A2]" office:value-type="float" office:value="4.5" calcext:value-type="float">
            <text:p>4,50</text:p>
          </table:table-cell>
          <table:table-cell table:style-name="ce24" table:formula="of:=[.H2]/[.A2]" office:value-type="float" office:value="5.58999999998681" calcext:value-type="float">
            <text:p>5,59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9-01" calcext:value-type="date">
            <text:p>1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15M00S" calcext:value-type="time">
            <text:p>13:15:00</text:p>
          </table:table-cell>
          <table:table-cell table:style-name="ce9" office:value-type="time" office:time-value="PT14H10M00S" calcext:value-type="time">
            <text:p>14:10:00</text:p>
          </table:table-cell>
          <table:table-cell table:style-name="ce17" table:formula="of:=([.E5] - [.D5])*24" office:value-type="float" office:value="0.916666666666669" calcext:value-type="float">
            <text:p>0,92</text:p>
          </table:table-cell>
          <table:table-cell table:style-name="ce87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3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4H22M00S" calcext:value-type="time">
            <text:p>14:22:00</text:p>
          </table:table-cell>
          <table:table-cell table:style-name="ce10" office:value-type="time" office:time-value="PT14H35M00S" calcext:value-type="time">
            <text:p>14:35:00</text:p>
          </table:table-cell>
          <table:table-cell table:style-name="ce19" table:formula="of:=([.E6] - [.D6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docs</text:p>
          </table:table-cell>
          <table:table-cell table:style-name="ce10" office:value-type="time" office:time-value="PT15H15M00S" calcext:value-type="time">
            <text:p>15:15:00</text:p>
          </table:table-cell>
          <table:table-cell table:style-name="ce10" office:value-type="time" office:time-value="PT15H46M00S" calcext:value-type="time">
            <text:p>15:46:00</text:p>
          </table:table-cell>
          <table:table-cell table:style-name="ce19" table:formula="of:=([.E7] - [.D7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0" office:value-type="time" office:time-value="PT16H23M00S" calcext:value-type="time">
            <text:p>16:23:00</text:p>
          </table:table-cell>
          <table:table-cell table:style-name="ce10" office:value-type="time" office:time-value="PT16H56M00S" calcext:value-type="time">
            <text:p>16:56:00</text:p>
          </table:table-cell>
          <table:table-cell table:style-name="ce19" table:formula="of:=([.E8] - [.D8])*24" office:value-type="float" office:value="0.550000000000001" calcext:value-type="float">
            <text:p>0,5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7H30M00S" calcext:value-type="time">
            <text:p>17:30:00</text:p>
          </table:table-cell>
          <table:table-cell table:style-name="ce10" office:value-type="time" office:time-value="PT18H55M00S" calcext:value-type="time">
            <text:p>18:55:00</text:p>
          </table:table-cell>
          <table:table-cell table:style-name="ce19" table:formula="of:=([.E9] - [.D9])*24" office:value-type="float" office:value="1.41666666666666" calcext:value-type="float">
            <text:p>1,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22H02M00S" calcext:value-type="time">
            <text:p>22:02:00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9" table:formula="of:=([.E10] - [.D10])*24" office:value-type="float" office:value="0.266666666666666" calcext:value-type="float">
            <text:p>0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0" office:value-type="time" office:time-value="PT23H57M00S" calcext:value-type="time">
            <text:p>23:57:00</text:p>
          </table:table-cell>
          <table:table-cell table:style-name="ce19" table:formula="of:=([.E11] - [.D11])*24" office:value-type="float" office:value="1.65" calcext:value-type="float">
            <text:p>1,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09-02" calcext:value-type="date">
            <text:p>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5H42M00S" calcext:value-type="time">
            <text:p>15:42:00</text:p>
          </table:table-cell>
          <table:table-cell table:style-name="ce17" table:formula="of:=([.E12] - [.D12])*24" office:value-type="float" office:value="0.299999999999999" calcext:value-type="float">
            <text:p>0,30</text:p>
          </table:table-cell>
          <table:table-cell table:style-name="ce87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93" table:formula="of:=SUM([.F12:.F15])" office:value-type="float" office:value="4.93333333305782" calcext:value-type="float" table:number-columns-spanned="1" table:number-rows-spanned="4">
            <text:p>4,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5H45M00S" calcext:value-type="time">
            <text:p>15:45:00</text:p>
          </table:table-cell>
          <table:table-cell table:style-name="ce10" office:value-type="time" office:time-value="PT17H01M00S" calcext:value-type="time">
            <text:p>17:01:00</text:p>
          </table:table-cell>
          <table:table-cell table:style-name="ce19" table:formula="of:=([.E13] - [.D13])*24" office:value-type="float" office:value="1.26666666666667" calcext:value-type="float">
            <text:p>1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20H12M00S" calcext:value-type="time">
            <text:p>20:12:00</text:p>
          </table:table-cell>
          <table:table-cell table:style-name="ce10" office:value-type="time" office:time-value="PT21H08M00S" calcext:value-type="time">
            <text:p>21:08:00</text:p>
          </table:table-cell>
          <table:table-cell table:style-name="ce19" table:formula="of:=([.E14] - [.D14])*24" office:value-type="float" office:value="0.933333333333333" calcext:value-type="float">
            <text:p>0,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084125H52M00.000000112S" calcext:value-type="time">
            <text:p>21:52:00</text:p>
          </table:table-cell>
          <table:table-cell table:style-name="ce10" office:value-type="time" office:time-value="PT1084128H17M59.999999329S" calcext:value-type="time">
            <text:p>00:18:00</text:p>
          </table:table-cell>
          <table:table-cell table:style-name="ce19" table:formula="of:=([.E15] - [.D15])*24" office:value-type="float" office:value="2.43333333305782" calcext:value-type="float">
            <text:p>2,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09-03" calcext:value-type="date">
            <text:p>3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2H00M00S" calcext:value-type="time">
            <text:p>12:00:00</text:p>
          </table:table-cell>
          <table:table-cell table:style-name="ce9" office:value-type="time" office:time-value="PT14H00M00S" calcext:value-type="time">
            <text:p>14:00:00</text:p>
          </table:table-cell>
          <table:table-cell table:style-name="ce17" table:formula="of:=([.E16] - [.D16])*24" office:value-type="float" office:value="2" calcext:value-type="float">
            <text:p>2,00</text:p>
          </table:table-cell>
          <table:table-cell table:style-name="ce87" table:formula="of:=COUNTA([.E16])" office:value-type="float" office:value="1" calcext:value-type="float">
            <text:p>1</text:p>
          </table:table-cell>
          <table:table-cell table:style-name="ce93" table:formula="of:=SUM([.F16])" office:value-type="float" office:value="2" calcext:value-type="float">
            <text:p>2,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09-04" calcext:value-type="date">
            <text:p>4.09.2023</text:p>
          </table:table-cell>
          <table:table-cell table:style-name="ce8"/>
          <table:table-cell table:style-name="ce9" table:number-columns-repeated="2"/>
          <table:table-cell table:style-name="ce17" table:formula="of:=([.E17] - [.D17])*24" office:value-type="float" office:value="0" calcext:value-type="float">
            <text:p>0,00</text:p>
          </table:table-cell>
          <table:table-cell table:style-name="ce87" table:formula="of:=COUNTA([.E17])" office:value-type="float" office:value="0" calcext:value-type="float">
            <text:p>0</text:p>
          </table:table-cell>
          <table:table-cell table:style-name="ce93" table:formula="of:=SUM([.F17])" office:value-type="float" office:value="0" calcext:value-type="float">
            <text:p>0,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09-05" calcext:value-type="date">
            <text:p>5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02M00S" calcext:value-type="time">
            <text:p>14:02:00</text:p>
          </table:table-cell>
          <table:table-cell table:style-name="ce9" office:value-type="time" office:time-value="PT16H57M00S" calcext:value-type="time">
            <text:p>16:57:00</text:p>
          </table:table-cell>
          <table:table-cell table:style-name="ce17" table:formula="of:=([.E18] - [.D18])*24" office:value-type="float" office:value="2.91666666666666" calcext:value-type="float">
            <text:p>2,92</text:p>
          </table:table-cell>
          <table:table-cell table:style-name="ce87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93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00H24M00S" calcext:value-type="time">
            <text:p>00:24:00</text:p>
          </table:table-cell>
          <table:table-cell table:style-name="ce10" office:value-type="time" office:time-value="PT01H04M00S" calcext:value-type="time">
            <text:p>01:04:00</text:p>
          </table:table-cell>
          <table:table-cell table:style-name="ce19" table:formula="of:=([.E19] - [.D19])*24" office:value-type="float" office:value="0.666666666666667" calcext:value-type="float">
            <text:p>0,67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01H08M00S" calcext:value-type="time">
            <text:p>01:08:00</text:p>
          </table:table-cell>
          <table:table-cell table:style-name="ce10" office:value-type="time" office:time-value="PT01H18M00S" calcext:value-type="time">
            <text:p>01:18:00</text:p>
          </table:table-cell>
          <table:table-cell table:style-name="ce19" table:formula="of:=([.E20] - [.D20])*24" office:value-type="float" office:value="0.166666666666667" calcext:value-type="float">
            <text:p>0,17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09-06" calcext:value-type="date">
            <text:p>6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45M00S" calcext:value-type="time">
            <text:p>13:45:00</text:p>
          </table:table-cell>
          <table:table-cell table:style-name="ce9" office:value-type="time" office:time-value="PT15H41M00S" calcext:value-type="time">
            <text:p>15:41:00</text:p>
          </table:table-cell>
          <table:table-cell table:style-name="ce17" table:formula="of:=([.E21] - [.D21])*24" office:value-type="float" office:value="1.93333333333333" calcext:value-type="float">
            <text:p>1,93</text:p>
          </table:table-cell>
          <table:table-cell table:style-name="ce87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93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5H42M00S" calcext:value-type="time">
            <text:p>15:42:00</text:p>
          </table:table-cell>
          <table:table-cell table:style-name="ce10" office:value-type="time" office:time-value="PT16H07M00S" calcext:value-type="time">
            <text:p>16:07:00</text:p>
          </table:table-cell>
          <table:table-cell table:style-name="ce19" table:formula="of:=([.E22] - [.D22])*24" office:value-type="float" office:value="0.416666666666665" calcext:value-type="float">
            <text:p>0,42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8H26M00S" calcext:value-type="time">
            <text:p>18:26:00</text:p>
          </table:table-cell>
          <table:table-cell table:style-name="ce10" office:value-type="time" office:time-value="PT18H51M00S" calcext:value-type="time">
            <text:p>18:51:00</text:p>
          </table:table-cell>
          <table:table-cell table:style-name="ce19" table:formula="of:=([.E23] - [.D23])*24" office:value-type="float" office:value="0.416666666666665" calcext:value-type="float">
            <text:p>0,42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8H52M00S" calcext:value-type="time">
            <text:p>18:52:00</text:p>
          </table:table-cell>
          <table:table-cell table:style-name="ce10" office:value-type="time" office:time-value="PT20H38M00S" calcext:value-type="time">
            <text:p>20:38:00</text:p>
          </table:table-cell>
          <table:table-cell table:style-name="ce19" table:formula="of:=([.E24] - [.D24])*24" office:value-type="float" office:value="1.76666666666667" calcext:value-type="float">
            <text:p>1,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21H37M00S" calcext:value-type="time">
            <text:p>21:37:00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9" table:formula="of:=([.E25] - [.D25])*24" office:value-type="float" office:value="0.683333333333331" calcext:value-type="float">
            <text:p>0,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09-07" calcext:value-type="date">
            <text:p>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42M00S" calcext:value-type="time">
            <text:p>13:42:00</text:p>
          </table:table-cell>
          <table:table-cell table:style-name="ce9" office:value-type="time" office:time-value="PT14H31M00S" calcext:value-type="time">
            <text:p>14:31:00</text:p>
          </table:table-cell>
          <table:table-cell table:style-name="ce17" table:formula="of:=([.E26] - [.D26])*24" office:value-type="float" office:value="0.816666666666669" calcext:value-type="float">
            <text:p>0,82</text:p>
          </table:table-cell>
          <table:table-cell table:style-name="ce87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93" table:formula="of:=SUM([.F26:.F31])" office:value-type="float" office:value="7.23333333322856" calcext:value-type="float" table:number-columns-spanned="1" table:number-rows-spanned="6">
            <text:p>7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4H32M00S" calcext:value-type="time">
            <text:p>14:32:00</text:p>
          </table:table-cell>
          <table:table-cell table:style-name="ce10" office:value-type="time" office:time-value="PT14H47M00S" calcext:value-type="time">
            <text:p>14:47:00</text:p>
          </table:table-cell>
          <table:table-cell table:style-name="ce19" table:formula="of:=([.E27] - [.D27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51M00S" calcext:value-type="time">
            <text:p>14:51:00</text:p>
          </table:table-cell>
          <table:table-cell table:style-name="ce11" office:value-type="time" office:time-value="PT15H26M00S" calcext:value-type="time">
            <text:p>15:26:00</text:p>
          </table:table-cell>
          <table:table-cell table:style-name="ce19" table:formula="of:=([.E28] - [.D28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5H30M00S" calcext:value-type="time">
            <text:p>15:30:00</text:p>
          </table:table-cell>
          <table:table-cell table:style-name="ce11" office:value-type="time" office:time-value="PT15H38M00S" calcext:value-type="time">
            <text:p>15:38:00</text:p>
          </table:table-cell>
          <table:table-cell table:style-name="ce19" table:formula="of:=([.E29] - [.D29])*24" office:value-type="float" office:value="0.133333333333333" calcext:value-type="float">
            <text:p>0,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28M00S" calcext:value-type="time">
            <text:p>19:28:00</text:p>
          </table:table-cell>
          <table:table-cell table:style-name="ce11" office:value-type="time" office:time-value="PT20H43M00S" calcext:value-type="time">
            <text:p>20:43:00</text:p>
          </table:table-cell>
          <table:table-cell table:style-name="ce19" table:formula="of:=([.E30] - [.D30])*24" office:value-type="float" office:value="1.25" calcext:value-type="float">
            <text:p>1,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244H43M00.000002123S" calcext:value-type="time">
            <text:p>20:43:00</text:p>
          </table:table-cell>
          <table:table-cell table:style-name="ce11" office:value-type="time" office:time-value="PT1084248H55M00.000000279S" calcext:value-type="time">
            <text:p>00:55:00</text:p>
          </table:table-cell>
          <table:table-cell table:style-name="ce19" table:formula="of:=([.E31] - [.D31])*24" office:value-type="float" office:value="4.19999999989523" calcext:value-type="float">
            <text:p>4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09-08" calcext:value-type="date">
            <text:p>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12M00S" calcext:value-type="time">
            <text:p>11:12:00</text:p>
          </table:table-cell>
          <table:table-cell table:style-name="ce9" office:value-type="time" office:time-value="PT11H58M00S" calcext:value-type="time">
            <text:p>11:58:00</text:p>
          </table:table-cell>
          <table:table-cell table:style-name="ce17" table:formula="of:=([.E32] - [.D32])*24" office:value-type="float" office:value="0.766666666666667" calcext:value-type="float">
            <text:p>0,77</text:p>
          </table:table-cell>
          <table:table-cell table:style-name="ce87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93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1H58M00S" calcext:value-type="time">
            <text:p>11:58:00</text:p>
          </table:table-cell>
          <table:table-cell table:style-name="ce11" office:value-type="time" office:time-value="PT15H33M00S" calcext:value-type="time">
            <text:p>15:33:00</text:p>
          </table:table-cell>
          <table:table-cell table:style-name="ce19" table:formula="of:=([.E33] - [.D33])*24" office:value-type="float" office:value="3.58333333333333" calcext:value-type="float">
            <text:p>3,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36M00S" calcext:value-type="time">
            <text:p>19:36:00</text:p>
          </table:table-cell>
          <table:table-cell table:style-name="ce11" office:value-type="time" office:time-value="PT21H44M00S" calcext:value-type="time">
            <text:p>21:44:00</text:p>
          </table:table-cell>
          <table:table-cell table:style-name="ce19" table:formula="of:=([.E34] - [.D34])*24" office:value-type="float" office:value="2.13333333333333" calcext:value-type="float">
            <text:p>2,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45M00S" calcext:value-type="time">
            <text:p>22:45:00</text:p>
          </table:table-cell>
          <table:table-cell table:style-name="ce11" office:value-type="time" office:time-value="PT23H34M00S" calcext:value-type="time">
            <text:p>23:34:00</text:p>
          </table:table-cell>
          <table:table-cell table:style-name="ce19" table:formula="of:=([.E35] - [.D35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09-09" calcext:value-type="date">
            <text:p>9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03M00S" calcext:value-type="time">
            <text:p>18:03:00</text:p>
          </table:table-cell>
          <table:table-cell table:style-name="ce9" office:value-type="time" office:time-value="PT19H31M00S" calcext:value-type="time">
            <text:p>19:31:00</text:p>
          </table:table-cell>
          <table:table-cell table:style-name="ce17" table:formula="of:=([.E36] - [.D36])*24" office:value-type="float" office:value="1.46666666666667" calcext:value-type="float">
            <text:p>1,47</text:p>
          </table:table-cell>
          <table:table-cell table:style-name="ce87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93" table:formula="of:=SUM([.F36:.F37])" office:value-type="float" office:value="3.96666666678308" calcext:value-type="float" table:number-columns-spanned="1" table:number-rows-spanned="2">
            <text:p>3,97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294H08M59.999999665S" calcext:value-type="time">
            <text:p>22:09:00</text:p>
          </table:table-cell>
          <table:table-cell table:style-name="ce11" office:value-type="time" office:time-value="PT1084296H38M59.999999665S" calcext:value-type="time">
            <text:p>00:39:00</text:p>
          </table:table-cell>
          <table:table-cell table:style-name="ce19" table:formula="of:=([.E37] - [.D37])*24" office:value-type="float" office:value="2.50000000011642" calcext:value-type="float">
            <text:p>2,5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09-10" calcext:value-type="date">
            <text:p>10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02M00S" calcext:value-type="time">
            <text:p>18:02:00</text:p>
          </table:table-cell>
          <table:table-cell table:style-name="ce9" office:value-type="time" office:time-value="PT18H24M00S" calcext:value-type="time">
            <text:p>18:24:00</text:p>
          </table:table-cell>
          <table:table-cell table:style-name="ce17" table:formula="of:=([.E38] - [.D38])*24" office:value-type="float" office:value="0.366666666666668" calcext:value-type="float">
            <text:p>0,37</text:p>
          </table:table-cell>
          <table:table-cell table:style-name="ce87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93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24M00S" calcext:value-type="time">
            <text:p>18:24:00</text:p>
          </table:table-cell>
          <table:table-cell table:style-name="ce11" office:value-type="time" office:time-value="PT19H06M00S" calcext:value-type="time">
            <text:p>19:06:00</text:p>
          </table:table-cell>
          <table:table-cell table:style-name="ce19" table:formula="of:=([.E39] - [.D39])*24" office:value-type="float" office:value="0.699999999999998" calcext:value-type="float">
            <text:p>0,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08M00S" calcext:value-type="time">
            <text:p>19:08:00</text:p>
          </table:table-cell>
          <table:table-cell table:style-name="ce11" office:value-type="time" office:time-value="PT19H24M00S" calcext:value-type="time">
            <text:p>19:24:00</text:p>
          </table:table-cell>
          <table:table-cell table:style-name="ce19" table:formula="of:=([.E40] - [.D40])*24" office:value-type="float" office:value="0.266666666666668" calcext:value-type="float">
            <text:p>0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315H31M59.999999553S" calcext:value-type="time">
            <text:p>19:32:00</text:p>
          </table:table-cell>
          <table:table-cell table:style-name="ce11" office:value-type="time" office:time-value="PT1084320H48M59.999999944S" calcext:value-type="time">
            <text:p>00:49:00</text:p>
          </table:table-cell>
          <table:table-cell table:style-name="ce19" table:formula="of:=([.E41] - [.D41])*24" office:value-type="float" office:value="5.28333333344199" calcext:value-type="float">
            <text:p>5,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09-11" calcext:value-type="date">
            <text:p>11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9H06M00S" calcext:value-type="time">
            <text:p>19:06:00</text:p>
          </table:table-cell>
          <table:table-cell table:style-name="ce9" office:value-type="time" office:time-value="PT20H12M00S" calcext:value-type="time">
            <text:p>20:12:00</text:p>
          </table:table-cell>
          <table:table-cell table:style-name="ce17" table:formula="of:=([.E42] - [.D42])*24" office:value-type="float" office:value="1.1" calcext:value-type="float">
            <text:p>1,10</text:p>
          </table:table-cell>
          <table:table-cell table:style-name="ce87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93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13M00S" calcext:value-type="time">
            <text:p>20:13:00</text:p>
          </table:table-cell>
          <table:table-cell table:style-name="ce11" office:value-type="time" office:time-value="PT20H31M00S" calcext:value-type="time">
            <text:p>20:31:00</text:p>
          </table:table-cell>
          <table:table-cell table:style-name="ce19" table:formula="of:=([.E43] - [.D43])*24" office:value-type="float" office:value="0.300000000000002" calcext:value-type="float">
            <text:p>0,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42M00S" calcext:value-type="time">
            <text:p>20:42:00</text:p>
          </table:table-cell>
          <table:table-cell table:style-name="ce11" office:value-type="time" office:time-value="PT20H49M00S" calcext:value-type="time">
            <text:p>20:49:00</text:p>
          </table:table-cell>
          <table:table-cell table:style-name="ce19" table:formula="of:=([.E44] - [.D44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51M00S" calcext:value-type="time">
            <text:p>20:51:00</text:p>
          </table:table-cell>
          <table:table-cell table:style-name="ce11" office:value-type="time" office:time-value="PT20H58M00S" calcext:value-type="time">
            <text:p>20:58:00</text:p>
          </table:table-cell>
          <table:table-cell table:style-name="ce19" table:formula="of:=([.E45] - [.D45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4M00S" calcext:value-type="time">
            <text:p>21:54:00</text:p>
          </table:table-cell>
          <table:table-cell table:style-name="ce11" office:value-type="time" office:time-value="PT23H06M00S" calcext:value-type="time">
            <text:p>23:06:00</text:p>
          </table:table-cell>
          <table:table-cell table:style-name="ce19" table:formula="of:=([.E46] - [.D46])*24" office:value-type="float" office:value="1.2" calcext:value-type="float">
            <text:p>1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09-12" calcext:value-type="date">
            <text:p>1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34M00S" calcext:value-type="time">
            <text:p>14:34:00</text:p>
          </table:table-cell>
          <table:table-cell table:style-name="ce9" office:value-type="time" office:time-value="PT15H25M00S" calcext:value-type="time">
            <text:p>15:25:00</text:p>
          </table:table-cell>
          <table:table-cell table:style-name="ce17" table:formula="of:=([.E47] - [.D47])*24" office:value-type="float" office:value="0.85" calcext:value-type="float">
            <text:p>0,85</text:p>
          </table:table-cell>
          <table:table-cell table:style-name="ce87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353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93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34M00S" calcext:value-type="time">
            <text:p>14:34:00</text:p>
          </table:table-cell>
          <table:table-cell table:style-name="ce11" office:value-type="time" office:time-value="PT15H25M00S" calcext:value-type="time">
            <text:p>15:25:00</text:p>
          </table:table-cell>
          <table:table-cell table:style-name="ce19" table:formula="of:=([.E48] - [.D48])*24" office:value-type="float" office:value="0.85" calcext:value-type="float">
            <text:p>0,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14M00S" calcext:value-type="time">
            <text:p>18:14:00</text:p>
          </table:table-cell>
          <table:table-cell table:style-name="ce11" office:value-type="time" office:time-value="PT18H45M00S" calcext:value-type="time">
            <text:p>18:45:00</text:p>
          </table:table-cell>
          <table:table-cell table:style-name="ce19" table:formula="of:=([.E49] - [.D49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45M00S" calcext:value-type="time">
            <text:p>18:45:00</text:p>
          </table:table-cell>
          <table:table-cell table:style-name="ce11" office:value-type="time" office:time-value="PT18H57M00S" calcext:value-type="time">
            <text:p>18:57:00</text:p>
          </table:table-cell>
          <table:table-cell table:style-name="ce19" table:formula="of:=([.E50] - [.D50])*24" office:value-type="float" office:value="0.199999999999999" calcext:value-type="float">
            <text:p>0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6M00S" calcext:value-type="time">
            <text:p>21:56:00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9" table:formula="of:=([.E51] - [.D51])*24" office:value-type="float" office:value="0.633333333333334" calcext:value-type="float">
            <text:p>0,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1" office:value-type="time" office:time-value="PT23H21M00S" calcext:value-type="time">
            <text:p>23:21:00</text:p>
          </table:table-cell>
          <table:table-cell table:style-name="ce19" table:formula="of:=([.E52] - [.D52])*24" office:value-type="float" office:value="0.783333333333333" calcext:value-type="float">
            <text:p>0,7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09-13" calcext:value-type="date">
            <text:p>13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37M00S" calcext:value-type="time">
            <text:p>18:37:00</text:p>
          </table:table-cell>
          <table:table-cell table:style-name="ce9" office:value-type="time" office:time-value="PT19H23M00S" calcext:value-type="time">
            <text:p>19:23:00</text:p>
          </table:table-cell>
          <table:table-cell table:style-name="ce17" table:formula="of:=([.E53] - [.D53])*24" office:value-type="float" office:value="0.766666666666664" calcext:value-type="float">
            <text:p>0,77</text:p>
          </table:table-cell>
          <table:table-cell table:style-name="ce87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93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6M00S" calcext:value-type="time">
            <text:p>21:56:00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9" table:formula="of:=([.E54] - [.D54])*24" office:value-type="float" office:value="0.683333333333334" calcext:value-type="float">
            <text:p>0,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09-14" calcext:value-type="date">
            <text:p>14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2H45M00S" calcext:value-type="time">
            <text:p>12:45:00</text:p>
          </table:table-cell>
          <table:table-cell table:style-name="ce9" office:value-type="time" office:time-value="PT13H31M00S" calcext:value-type="time">
            <text:p>13:31:00</text:p>
          </table:table-cell>
          <table:table-cell table:style-name="ce17" table:formula="of:=([.E55] - [.D55])*24" office:value-type="float" office:value="0.766666666666667" calcext:value-type="float">
            <text:p>0,77</text:p>
          </table:table-cell>
          <table:table-cell table:style-name="ce87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93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3H31M00S" calcext:value-type="time">
            <text:p>13:31:00</text:p>
          </table:table-cell>
          <table:table-cell table:style-name="ce11" office:value-type="time" office:time-value="PT14H33M00S" calcext:value-type="time">
            <text:p>14:33:00</text:p>
          </table:table-cell>
          <table:table-cell table:style-name="ce19" table:formula="of:=([.E56] - [.D56])*24" office:value-type="float" office:value="1.03333333333334" calcext:value-type="float">
            <text:p>1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31M00S" calcext:value-type="time">
            <text:p>18:31:00</text:p>
          </table:table-cell>
          <table:table-cell table:style-name="ce11" office:value-type="time" office:time-value="PT18H48M00S" calcext:value-type="time">
            <text:p>18:48:00</text:p>
          </table:table-cell>
          <table:table-cell table:style-name="ce19" table:formula="of:=([.E57] - [.D57])*24" office:value-type="float" office:value="0.283333333333332" calcext:value-type="float">
            <text:p>0,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07M00S" calcext:value-type="time">
            <text:p>18:07:00</text:p>
          </table:table-cell>
          <table:table-cell table:style-name="ce11" office:value-type="time" office:time-value="PT18H29M00S" calcext:value-type="time">
            <text:p>18:29:00</text:p>
          </table:table-cell>
          <table:table-cell table:style-name="ce19" table:formula="of:=([.E58] - [.D58])*24" office:value-type="float" office:value="0.366666666666668" calcext:value-type="float">
            <text:p>0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29M00S" calcext:value-type="time">
            <text:p>18:29:00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19" table:formula="of:=([.E59] - [.D59])*24" office:value-type="float" office:value="0.0166666666666666" calcext:value-type="float">
            <text:p>0,0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number-columns-repeated="2" table:style-name="ce11" office:value-type="time" office:time-value="PT18H49M00S" calcext:value-type="time">
            <text:p>18:49:00</text:p>
          </table:table-cell>
          <table:table-cell table:style-name="ce19" table:formula="of:=([.E60] - [.D60])*24" office:value-type="float" office:value="0" calcext:value-type="float">
            <text:p>0,0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51M00S" calcext:value-type="time">
            <text:p>18:51:00</text:p>
          </table:table-cell>
          <table:table-cell table:style-name="ce11" office:value-type="time" office:time-value="PT21H19M00S" calcext:value-type="time">
            <text:p>21:19:00</text:p>
          </table:table-cell>
          <table:table-cell table:style-name="ce19" table:formula="of:=([.E61] - [.D61])*24" office:value-type="float" office:value="2.46666666666667" calcext:value-type="float">
            <text:p>2,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09-15" calcext:value-type="date">
            <text:p>15.09.2023</text:p>
          </table:table-cell>
          <table:table-cell table:style-name="ce8" office:value-type="string" calcext:value-type="string">
            <text:p>command-api</text:p>
          </table:table-cell>
          <table:table-cell table:style-name="ce9" office:value-type="time" office:time-value="PT18H12M00S" calcext:value-type="time">
            <text:p>18:12:00</text:p>
          </table:table-cell>
          <table:table-cell table:style-name="ce9" office:value-type="time" office:time-value="PT18H19M00S" calcext:value-type="time">
            <text:p>18:19:00</text:p>
          </table:table-cell>
          <table:table-cell table:style-name="ce17" table:formula="of:=([.E62] - [.D62])*24" office:value-type="float" office:value="0.116666666666666" calcext:value-type="float">
            <text:p>0,12</text:p>
          </table:table-cell>
          <table:table-cell table:style-name="ce87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93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19M00S" calcext:value-type="time">
            <text:p>18:19:00</text:p>
          </table:table-cell>
          <table:table-cell table:style-name="ce11" office:value-type="time" office:time-value="PT18H22M00S" calcext:value-type="time">
            <text:p>18:22:00</text:p>
          </table:table-cell>
          <table:table-cell table:style-name="ce19" table:formula="of:=([.E63] - [.D63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23M00S" calcext:value-type="time">
            <text:p>18:23:00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9" table:formula="of:=([.E64] - [.D64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1" office:value-type="time" office:time-value="PT18H44M00S" calcext:value-type="time">
            <text:p>18:44:00</text:p>
          </table:table-cell>
          <table:table-cell table:style-name="ce19" table:formula="of:=([.E65] - [.D65])*24" office:value-type="float" office:value="0.299999999999999" calcext:value-type="float">
            <text:p>0,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46M00S" calcext:value-type="time">
            <text:p>18:46:00</text:p>
          </table:table-cell>
          <table:table-cell table:style-name="ce11" office:value-type="time" office:time-value="PT18H51M00S" calcext:value-type="time">
            <text:p>18:51:00</text:p>
          </table:table-cell>
          <table:table-cell table:style-name="ce19" table:formula="of:=([.E66] - [.D66])*24" office:value-type="float" office:value="0.083333333333333" calcext:value-type="float">
            <text:p>0,0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52M00S" calcext:value-type="time">
            <text:p>18:52:00</text:p>
          </table:table-cell>
          <table:table-cell table:style-name="ce11" office:value-type="time" office:time-value="PT18H58M00S" calcext:value-type="time">
            <text:p>18:58:00</text:p>
          </table:table-cell>
          <table:table-cell table:style-name="ce19" table:formula="of:=([.E67] - [.D67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58M00S" calcext:value-type="time">
            <text:p>18:58:00</text:p>
          </table:table-cell>
          <table:table-cell table:style-name="ce11" office:value-type="time" office:time-value="PT19H00M00S" calcext:value-type="time">
            <text:p>19:00:00</text:p>
          </table:table-cell>
          <table:table-cell table:style-name="ce19" table:formula="of:=([.E68] - [.D68])*24" office:value-type="float" office:value="0.0333333333333332" calcext:value-type="float">
            <text:p>0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9H01M00S" calcext:value-type="time">
            <text:p>19:01:00</text:p>
          </table:table-cell>
          <table:table-cell table:style-name="ce11" office:value-type="time" office:time-value="PT19H10M00S" calcext:value-type="time">
            <text:p>19:10:00</text:p>
          </table:table-cell>
          <table:table-cell table:style-name="ce19" table:formula="of:=([.E69] - [.D69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23-09-16" calcext:value-type="date">
            <text:p>16.09.2023</text:p>
          </table:table-cell>
          <table:table-cell table:style-name="ce8" office:value-type="string" calcext:value-type="string">
            <text:p>command-app</text:p>
          </table:table-cell>
          <table:table-cell table:style-name="ce9" office:value-type="time" office:time-value="PT14H18M00S" calcext:value-type="time">
            <text:p>14:18:00</text:p>
          </table:table-cell>
          <table:table-cell table:style-name="ce9" office:value-type="time" office:time-value="PT16H57M00S" calcext:value-type="time">
            <text:p>16:57:00</text:p>
          </table:table-cell>
          <table:table-cell table:style-name="ce17" table:formula="of:=([.E70] - [.D70])*24" office:value-type="float" office:value="2.65" calcext:value-type="float">
            <text:p>2,65</text:p>
          </table:table-cell>
          <table:table-cell table:style-name="ce87" table:formula="of:=COUNTA([.E70:.E76])" office:value-type="float" office:value="7" calcext:value-type="float">
            <text:p>7</text:p>
          </table:table-cell>
          <table:table-cell table:style-name="ce93" table:formula="of:=SUM([.F70:.F76])" office:value-type="float" office:value="9.21666666666667" calcext:value-type="float">
            <text:p>9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23-09-17" calcext:value-type="date">
            <text:p>1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11M00S" calcext:value-type="time">
            <text:p>18:11:00</text:p>
          </table:table-cell>
          <table:table-cell table:style-name="ce9" office:value-type="time" office:time-value="PT20H37M00S" calcext:value-type="time">
            <text:p>20:37:00</text:p>
          </table:table-cell>
          <table:table-cell table:style-name="ce17" table:formula="of:=([.E71] - [.D71])*24" office:value-type="float" office:value="2.43333333333334" calcext:value-type="float">
            <text:p>2,43</text:p>
          </table:table-cell>
          <table:table-cell table:style-name="ce87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93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06M00S" calcext:value-type="time">
            <text:p>22:06:00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9" table:formula="of:=([.E72] - [.D72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1" office:value-type="time" office:time-value="PT23H59M00S" calcext:value-type="time">
            <text:p>23:59:00</text:p>
          </table:table-cell>
          <table:table-cell table:style-name="ce19" table:formula="of:=([.E73] - [.D73])*24" office:value-type="float" office:value="1.36666666666667" calcext:value-type="float">
            <text:p>1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23-09-18" calcext:value-type="date">
            <text:p>1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09H19M00S" calcext:value-type="time">
            <text:p>09:19:00</text:p>
          </table:table-cell>
          <table:table-cell table:style-name="ce9" office:value-type="time" office:time-value="PT09H48M00S" calcext:value-type="time">
            <text:p>09:48:00</text:p>
          </table:table-cell>
          <table:table-cell table:style-name="ce17" table:formula="of:=([.E74] - [.D74])*24" office:value-type="float" office:value="0.483333333333333" calcext:value-type="float">
            <text:p>0,48</text:p>
          </table:table-cell>
          <table:table-cell table:style-name="ce87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93" table:formula="of:=SUM([.F74:.F79])" office:value-type="float" office:value="8.69999999992239" calcext:value-type="float" table:number-columns-spanned="1" table:number-rows-spanned="6">
            <text:p>8,7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H43M00S" calcext:value-type="time">
            <text:p>10:43:00</text:p>
          </table:table-cell>
          <table:table-cell table:style-name="ce11" office:value-type="time" office:time-value="PT11H34M00S" calcext:value-type="time">
            <text:p>11:34:00</text:p>
          </table:table-cell>
          <table:table-cell table:style-name="ce19" table:formula="of:=([.E75] - [.D75])*24" office:value-type="float" office:value="0.849999999999998" calcext:value-type="float">
            <text:p>0,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33M00S" calcext:value-type="time">
            <text:p>14:33:00</text:p>
          </table:table-cell>
          <table:table-cell table:style-name="ce11" office:value-type="time" office:time-value="PT15H28M00S" calcext:value-type="time">
            <text:p>15:28:00</text:p>
          </table:table-cell>
          <table:table-cell table:style-name="ce19" table:formula="of:=([.E76] - [.D76])*24" office:value-type="float" office:value="0.916666666666666" calcext:value-type="float">
            <text:p>0,9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5H28M00S" calcext:value-type="time">
            <text:p>15:28:00</text:p>
          </table:table-cell>
          <table:table-cell table:style-name="ce11" office:value-type="time" office:time-value="PT15H59M00S" calcext:value-type="time">
            <text:p>15:59:00</text:p>
          </table:table-cell>
          <table:table-cell table:style-name="ce19" table:formula="of:=([.E77] - [.D77])*24" office:value-type="float" office:value="0.516666666666665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09M00S" calcext:value-type="time">
            <text:p>17:09:00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19" table:formula="of:=([.E78] - [.D78])*24" office:value-type="float" office:value="3.6" calcext:value-type="float">
            <text:p>3,6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11H04M00.000000782S" calcext:value-type="time">
            <text:p>23:04:00</text:p>
          </table:table-cell>
          <table:table-cell table:style-name="ce11" office:value-type="time" office:time-value="PT1084513H23M59.999999665S" calcext:value-type="time">
            <text:p>01:24:00</text:p>
          </table:table-cell>
          <table:table-cell table:style-name="ce19" table:formula="of:=([.E79] - [.D79])*24" office:value-type="float" office:value="2.33333333325572" calcext:value-type="float">
            <text:p>2,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23-09-19" calcext:value-type="date">
            <text:p>19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0H39M00S" calcext:value-type="time">
            <text:p>10:39:00</text:p>
          </table:table-cell>
          <table:table-cell table:style-name="ce9" office:value-type="time" office:time-value="PT14H50M00S" calcext:value-type="time">
            <text:p>14:50:00</text:p>
          </table:table-cell>
          <table:table-cell table:style-name="ce17" table:formula="of:=([.E80] - [.D80])*24" office:value-type="float" office:value="4.18333333333333" calcext:value-type="float">
            <text:p>4,18</text:p>
          </table:table-cell>
          <table:table-cell table:style-name="ce87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93" table:formula="of:=SUM([.F80:.F85])" office:value-type="float" office:value="11.0999999998681" calcext:value-type="float" table:number-columns-spanned="1" table:number-rows-spanned="2">
            <text:p>11,1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32H20M00.000000559S" calcext:value-type="time">
            <text:p>20:20:00</text:p>
          </table:table-cell>
          <table:table-cell table:style-name="ce11" office:value-type="time" office:time-value="PT1084536H08M59.999999665S" calcext:value-type="time">
            <text:p>00:09:00</text:p>
          </table:table-cell>
          <table:table-cell table:style-name="ce19" table:formula="of:=([.E81] - [.D81])*24" office:value-type="float" office:value="3.81666666653473" calcext:value-type="float">
            <text:p>3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23-09-20" calcext:value-type="date">
            <text:p>20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2H55M00S" calcext:value-type="time">
            <text:p>12:55:00</text:p>
          </table:table-cell>
          <table:table-cell table:style-name="ce9" office:value-type="time" office:time-value="PT14H45M00S" calcext:value-type="time">
            <text:p>14:45:00</text:p>
          </table:table-cell>
          <table:table-cell table:style-name="ce17" table:formula="of:=([.E82] - [.D82])*24" office:value-type="float" office:value="1.83333333333333" calcext:value-type="float">
            <text:p>1,83</text:p>
          </table:table-cell>
          <table:table-cell table:style-name="ce87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93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4H45M00S" calcext:value-type="time">
            <text:p>14:45:00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9" table:formula="of:=([.E83] - [.D83])*24" office:value-type="float" office:value="0.533333333333331" calcext:value-type="float">
            <text:p>0,5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1" office:value-type="time" office:time-value="PT15H23M00S" calcext:value-type="time">
            <text:p>15:23:00</text:p>
          </table:table-cell>
          <table:table-cell table:style-name="ce19" table:formula="of:=([.E84] - [.D84])*24" office:value-type="float" office:value="0.100000000000002" calcext:value-type="float">
            <text:p>0,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5H23M00S" calcext:value-type="time">
            <text:p>15:23:00</text:p>
          </table:table-cell>
          <table:table-cell table:style-name="ce11" office:value-type="time" office:time-value="PT16H01M00S" calcext:value-type="time">
            <text:p>16:01:00</text:p>
          </table:table-cell>
          <table:table-cell table:style-name="ce19" table:formula="of:=([.E85] - [.D85])*24" office:value-type="float" office:value="0.633333333333331" calcext:value-type="float">
            <text:p>0,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6H03M00S" calcext:value-type="time">
            <text:p>16:03:00</text:p>
          </table:table-cell>
          <table:table-cell table:style-name="ce11" office:value-type="time" office:time-value="PT16H34M00S" calcext:value-type="time">
            <text:p>16:34:00</text:p>
          </table:table-cell>
          <table:table-cell table:style-name="ce19" table:formula="of:=([.E86] - [.D86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6H35M00S" calcext:value-type="time">
            <text:p>16:35:00</text:p>
          </table:table-cell>
          <table:table-cell table:style-name="ce11" office:value-type="time" office:time-value="PT17H37M00S" calcext:value-type="time">
            <text:p>17:37:00</text:p>
          </table:table-cell>
          <table:table-cell table:style-name="ce19" table:formula="of:=([.E87] - [.D87])*24" office:value-type="float" office:value="1.03333333333334" calcext:value-type="float">
            <text:p>1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7H49M00S" calcext:value-type="time">
            <text:p>17:49:00</text:p>
          </table:table-cell>
          <table:table-cell table:style-name="ce11" office:value-type="time" office:time-value="PT18H17M00S" calcext:value-type="time">
            <text:p>18:17:00</text:p>
          </table:table-cell>
          <table:table-cell table:style-name="ce19" table:formula="of:=([.E88] - [.D88])*24" office:value-type="float" office:value="0.466666666666665" calcext:value-type="float">
            <text:p>0,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8H17M00S" calcext:value-type="time">
            <text:p>18:17:00</text:p>
          </table:table-cell>
          <table:table-cell table:style-name="ce11" office:value-type="time" office:time-value="PT18H42M00S" calcext:value-type="time">
            <text:p>18:42:00</text:p>
          </table:table-cell>
          <table:table-cell table:style-name="ce19" table:formula="of:=([.E89] - [.D89])*24" office:value-type="float" office:value="0.416666666666668" calcext:value-type="float">
            <text:p>0,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20H36M00S" calcext:value-type="time">
            <text:p>20:36:00</text:p>
          </table:table-cell>
          <table:table-cell table:style-name="ce11" office:value-type="time" office:time-value="PT23H21M00S" calcext:value-type="time">
            <text:p>23:21:00</text:p>
          </table:table-cell>
          <table:table-cell table:style-name="ce19" table:formula="of:=([.E90] - [.D90])*24" office:value-type="float" office:value="2.75" calcext:value-type="float">
            <text:p>2,7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date" office:date-value="2023-09-21" calcext:value-type="date">
            <text:p>21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3H06M00S" calcext:value-type="time">
            <text:p>13:06:00</text:p>
          </table:table-cell>
          <table:table-cell table:style-name="ce9" office:value-type="time" office:time-value="PT15H20M00S" calcext:value-type="time">
            <text:p>15:20:00</text:p>
          </table:table-cell>
          <table:table-cell table:style-name="ce17" table:formula="of:=([.E91] - [.D91])*24" office:value-type="float" office:value="2.23333333333333" calcext:value-type="float">
            <text:p>2,23</text:p>
          </table:table-cell>
          <table:table-cell table:style-name="ce87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93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8H15M00S" calcext:value-type="time">
            <text:p>18:15:00</text:p>
          </table:table-cell>
          <table:table-cell table:style-name="ce11" office:value-type="time" office:time-value="PT19H11M00S" calcext:value-type="time">
            <text:p>19:11:00</text:p>
          </table:table-cell>
          <table:table-cell table:style-name="ce19" table:formula="of:=([.E92] - [.D92])*24" office:value-type="float" office:value="0.933333333333333" calcext:value-type="float">
            <text:p>0,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9H11M00S" calcext:value-type="time">
            <text:p>19:11:00</text:p>
          </table:table-cell>
          <table:table-cell table:style-name="ce11" office:value-type="time" office:time-value="PT19H51M00S" calcext:value-type="time">
            <text:p>19:51:00</text:p>
          </table:table-cell>
          <table:table-cell table:style-name="ce19" table:formula="of:=([.E93] - [.D93])*24" office:value-type="float" office:value="0.666666666666667" calcext:value-type="float">
            <text:p>0,6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79H52M00.000000112S" calcext:value-type="time">
            <text:p>19:52:00</text:p>
          </table:table-cell>
          <table:table-cell table:style-name="ce11" office:value-type="time" office:time-value="PT1084584H15M00S" calcext:value-type="time">
            <text:p>00:15:00</text:p>
          </table:table-cell>
          <table:table-cell table:style-name="ce19" table:formula="of:=([.E94] - [.D94])*24" office:value-type="float" office:value="4.38333333330229" calcext:value-type="float">
            <text:p>4,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date" office:date-value="2023-09-22" calcext:value-type="date">
            <text:p>2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25M00S" calcext:value-type="time">
            <text:p>11:25:00</text:p>
          </table:table-cell>
          <table:table-cell table:style-name="ce9" office:value-type="time" office:time-value="PT12H17M00S" calcext:value-type="time">
            <text:p>12:17:00</text:p>
          </table:table-cell>
          <table:table-cell table:style-name="ce17" table:formula="of:=([.E95] - [.D95])*24" office:value-type="float" office:value="0.866666666666666" calcext:value-type="float">
            <text:p>0,87</text:p>
          </table:table-cell>
          <table:table-cell table:style-name="ce87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93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7H38M00S" calcext:value-type="time">
            <text:p>17:38:00</text:p>
          </table:table-cell>
          <table:table-cell table:style-name="ce11" office:value-type="time" office:time-value="PT17H58M00S" calcext:value-type="time">
            <text:p>17:58:00</text:p>
          </table:table-cell>
          <table:table-cell table:style-name="ce19" table:formula="of:=([.E96] - [.D96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49M00S" calcext:value-type="time">
            <text:p>18:49:00</text:p>
          </table:table-cell>
          <table:table-cell table:style-name="ce11" office:value-type="time" office:time-value="PT19H47M00S" calcext:value-type="time">
            <text:p>19:47:00</text:p>
          </table:table-cell>
          <table:table-cell table:style-name="ce19" table:formula="of:=([.E97] - [.D97])*24" office:value-type="float" office:value="0.966666666666666" calcext:value-type="float">
            <text:p>0,9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1" office:value-type="time" office:time-value="PT19H52M00S" calcext:value-type="time">
            <text:p>19:52:00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9" table:formula="of:=([.E98] - [.D98])*24" office:value-type="float" office:value="2.7" calcext:value-type="float">
            <text:p>2,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608H15M00S" calcext:value-type="time">
            <text:p>00:15:00</text:p>
          </table:table-cell>
          <table:table-cell table:style-name="ce11" office:value-type="time" office:time-value="PT1084610H37M00.000000112S" calcext:value-type="time">
            <text:p>02:37:00</text:p>
          </table:table-cell>
          <table:table-cell table:style-name="ce19" table:formula="of:=([.E99] - [.D99])*24" office:value-type="float" office:value="2.36666666669771" calcext:value-type="float">
            <text:p>2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date" office:date-value="2023-09-23" calcext:value-type="date">
            <text:p>23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7H27M00S" calcext:value-type="time">
            <text:p>17:27:00</text:p>
          </table:table-cell>
          <table:table-cell table:style-name="ce17" table:formula="of:=([.E100] - [.D100])*24" office:value-type="float" office:value="2.05" calcext:value-type="float">
            <text:p>2,05</text:p>
          </table:table-cell>
          <table:table-cell table:style-name="ce87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93" table:formula="of:=SUM([.F100:.F104])" office:value-type="float" office:value="7.11666666694218" calcext:value-type="float" table:number-columns-spanned="1" table:number-rows-spanned="5">
            <text:p>7,1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31M00S" calcext:value-type="time">
            <text:p>17:31:00</text:p>
          </table:table-cell>
          <table:table-cell table:style-name="ce11" office:value-type="time" office:time-value="PT17H41M00S" calcext:value-type="time">
            <text:p>17:41:00</text:p>
          </table:table-cell>
          <table:table-cell table:style-name="ce19" table:formula="of:=([.E101] - [.D101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44M00S" calcext:value-type="time">
            <text:p>17:44:00</text:p>
          </table:table-cell>
          <table:table-cell table:style-name="ce11" office:value-type="time" office:time-value="PT19H10M00S" calcext:value-type="time">
            <text:p>19:10:00</text:p>
          </table:table-cell>
          <table:table-cell table:style-name="ce19" table:formula="of:=([.E102] - [.D102])*24" office:value-type="float" office:value="1.43333333333333" calcext:value-type="float">
            <text:p>1,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1" office:value-type="time" office:time-value="PT21H40M00S" calcext:value-type="time">
            <text:p>21:40:00</text:p>
          </table:table-cell>
          <table:table-cell table:style-name="ce11" office:value-type="time" office:time-value="PT22H19M00S" calcext:value-type="time">
            <text:p>22:19:00</text:p>
          </table:table-cell>
          <table:table-cell table:style-name="ce19" table:formula="of:=([.E103] - [.D103])*24" office:value-type="float" office:value="0.649999999999998" calcext:value-type="float">
            <text:p>0,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630H19M59.999998882S" calcext:value-type="time">
            <text:p>22:20:00</text:p>
          </table:table-cell>
          <table:table-cell table:style-name="ce11" office:value-type="time" office:time-value="PT1084633H08M59.999999665S" calcext:value-type="time">
            <text:p>01:09:00</text:p>
          </table:table-cell>
          <table:table-cell table:style-name="ce19" table:formula="of:=([.E104] - [.D104])*24" office:value-type="float" office:value="2.81666666694218" calcext:value-type="float">
            <text:p>2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23-09-24" calcext:value-type="date">
            <text:p>24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50M00S" calcext:value-type="time">
            <text:p>14:50:00</text:p>
          </table:table-cell>
          <table:table-cell table:style-name="ce9" office:value-type="time" office:time-value="PT16H11M00S" calcext:value-type="time">
            <text:p>16:11:00</text:p>
          </table:table-cell>
          <table:table-cell table:style-name="ce17" table:formula="of:=([.E105] - [.D105])*24" office:value-type="float" office:value="1.35" calcext:value-type="float">
            <text:p>1,35</text:p>
          </table:table-cell>
          <table:table-cell table:style-name="ce87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93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05M00S" calcext:value-type="time">
            <text:p>19:05:00</text:p>
          </table:table-cell>
          <table:table-cell table:style-name="ce11" office:value-type="time" office:time-value="PT23H28M00S" calcext:value-type="time">
            <text:p>23:28:00</text:p>
          </table:table-cell>
          <table:table-cell table:style-name="ce19" table:formula="of:=([.E106] - [.D106])*24" office:value-type="float" office:value="4.38333333333334" calcext:value-type="float">
            <text:p>4,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date" office:date-value="2023-09-25" calcext:value-type="date">
            <text:p>25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9H01M00S" calcext:value-type="time">
            <text:p>19:01:00</text:p>
          </table:table-cell>
          <table:table-cell table:style-name="ce9" office:value-type="time" office:time-value="PT20H29M00S" calcext:value-type="time">
            <text:p>20:29:00</text:p>
          </table:table-cell>
          <table:table-cell table:style-name="ce17" table:formula="of:=([.E107] - [.D107])*24" office:value-type="float" office:value="1.46666666666667" calcext:value-type="float">
            <text:p>1,47</text:p>
          </table:table-cell>
          <table:table-cell table:style-name="ce87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93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09M00S" calcext:value-type="time">
            <text:p>21:09:00</text:p>
          </table:table-cell>
          <table:table-cell table:style-name="ce11" office:value-type="time" office:time-value="PT23H55M00S" calcext:value-type="time">
            <text:p>23:55:00</text:p>
          </table:table-cell>
          <table:table-cell table:style-name="ce19" table:formula="of:=([.E108] - [.D108])*24" office:value-type="float" office:value="2.76666666666667" calcext:value-type="float">
            <text:p>2,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date" office:date-value="2023-09-26" calcext:value-type="date">
            <text:p>26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37M00S" calcext:value-type="time">
            <text:p>11:37:00</text:p>
          </table:table-cell>
          <table:table-cell table:style-name="ce9" office:value-type="time" office:time-value="PT11H43M00S" calcext:value-type="time">
            <text:p>11:43:00</text:p>
          </table:table-cell>
          <table:table-cell table:style-name="ce17" table:formula="of:=([.E109] - [.D109])*24" office:value-type="float" office:value="0.0999999999999996" calcext:value-type="float">
            <text:p>0,10</text:p>
          </table:table-cell>
          <table:table-cell table:style-name="ce87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93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5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1H43M00S" calcext:value-type="time">
            <text:p>11:43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9" table:formula="of:=([.E110] - [.D110])*24" office:value-type="float" office:value="0.366666666666667" calcext:value-type="float">
            <text:p>0,37</text:p>
          </table:table-cell>
          <table:covered-table-cell table:style-name="ce26"/>
          <table:covered-table-cell table:style-name="ce18"/>
          <table:table-cell table:style-name="ce5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11" office:value-type="time" office:time-value="PT14H10M00S" calcext:value-type="time">
            <text:p>14:10:00</text:p>
          </table:table-cell>
          <table:table-cell table:style-name="ce19" table:formula="of:=([.E111] - [.D111])*24" office:value-type="float" office:value="0.666666666666667" calcext:value-type="float">
            <text:p>0,67</text:p>
          </table:table-cell>
          <table:covered-table-cell table:style-name="ce26"/>
          <table:covered-table-cell table:style-name="ce18"/>
          <table:table-cell table:style-name="ce5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04M00S" calcext:value-type="time">
            <text:p>17:04:00</text:p>
          </table:table-cell>
          <table:table-cell table:style-name="ce11" office:value-type="time" office:time-value="PT20H58M00S" calcext:value-type="time">
            <text:p>20:58:00</text:p>
          </table:table-cell>
          <table:table-cell table:style-name="ce19" table:formula="of:=([.E112] - [.D112])*24" office:value-type="float" office:value="3.9" calcext:value-type="float">
            <text:p>3,90</text:p>
          </table:table-cell>
          <table:covered-table-cell table:style-name="ce26"/>
          <table:covered-table-cell table:style-name="ce18"/>
          <table:table-cell table:style-name="ce56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5M00S" calcext:value-type="time">
            <text:p>21:55:00</text:p>
          </table:table-cell>
          <table:table-cell table:style-name="ce11" office:value-type="time" office:time-value="PT23H35M00S" calcext:value-type="time">
            <text:p>23:35:00</text:p>
          </table:table-cell>
          <table:table-cell table:style-name="ce19" table:formula="of:=([.E113] - [.D113])*24" office:value-type="float" office:value="1.66666666666667" calcext:value-type="float">
            <text:p>1,67</text:p>
          </table:table-cell>
          <table:covered-table-cell table:style-name="ce26"/>
          <table:covered-table-cell table:style-name="ce18"/>
          <table:table-cell table:style-name="ce57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date" office:date-value="2023-09-27" calcext:value-type="date">
            <text:p>2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20M00S" calcext:value-type="time">
            <text:p>18:20:00</text:p>
          </table:table-cell>
          <table:table-cell table:style-name="ce9" office:value-type="time" office:time-value="PT18H26M00S" calcext:value-type="time">
            <text:p>18:26:00</text:p>
          </table:table-cell>
          <table:table-cell table:style-name="ce17" table:formula="of:=([.E114] - [.D114])*24" office:value-type="float" office:value="0.100000000000002" calcext:value-type="float">
            <text:p>0,10</text:p>
          </table:table-cell>
          <table:table-cell table:style-name="ce87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93" table:formula="of:=SUM([.F114:.F118])" office:value-type="float" office:value="9.74999999991075" calcext:value-type="float" table:number-columns-spanned="1" table:number-rows-spanned="2">
            <text:p>9,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1" office:value-type="time" office:time-value="PT23H06M00S" calcext:value-type="time">
            <text:p>23:06:00</text:p>
          </table:table-cell>
          <table:table-cell table:style-name="ce19" table:formula="of:=([.E115] - [.D115])*24" office:value-type="float" office:value="4.66666666666667" calcext:value-type="float">
            <text:p>4,6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date" office:date-value="2023-09-28" calcext:value-type="date">
            <text:p>2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35M00S" calcext:value-type="time">
            <text:p>15:35:00</text:p>
          </table:table-cell>
          <table:table-cell table:style-name="ce9" office:value-type="time" office:time-value="PT18H04M00S" calcext:value-type="time">
            <text:p>18:04:00</text:p>
          </table:table-cell>
          <table:table-cell table:style-name="ce17" table:formula="of:=([.E116] - [.D116])*24" office:value-type="float" office:value="2.48333333333333" calcext:value-type="float">
            <text:p>2,48</text:p>
          </table:table-cell>
          <table:table-cell table:style-name="ce87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93" table:formula="of:=SUM([.F116:.F120])" office:value-type="float" office:value="6.78333333324408" calcext:value-type="float" table:number-columns-spanned="1" table:number-rows-spanned="3">
            <text:p>6,78</text:p>
          </table:table-cell>
          <table:table-cell table:style-name="ce58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01M00S" calcext:value-type="time">
            <text:p>22:01:00</text:p>
          </table:table-cell>
          <table:table-cell table:style-name="ce11" office:value-type="time" office:time-value="PT22H08M00S" calcext:value-type="time">
            <text:p>22:08:00</text:p>
          </table:table-cell>
          <table:table-cell table:style-name="ce19" table:formula="of:=([.E117] - [.D117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750H07M59.999999888S" calcext:value-type="time">
            <text:p>22:08:00</text:p>
          </table:table-cell>
          <table:table-cell table:style-name="ce11" office:value-type="time" office:time-value="PT1084752H30M59.999999776S" calcext:value-type="time">
            <text:p>00:31:00</text:p>
          </table:table-cell>
          <table:table-cell table:style-name="ce19" table:formula="of:=([.E118] - [.D118])*24" office:value-type="float" office:value="2.38333333324408" calcext:value-type="float">
            <text:p>2,3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date" office:date-value="2023-09-29" calcext:value-type="date">
            <text:p>29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6H52M00S" calcext:value-type="time">
            <text:p>16:52:00</text:p>
          </table:table-cell>
          <table:table-cell table:style-name="ce9" office:value-type="time" office:time-value="PT18H10M00S" calcext:value-type="time">
            <text:p>18:10:00</text:p>
          </table:table-cell>
          <table:table-cell table:style-name="ce17" table:formula="of:=([.E119] - [.D119])*24" office:value-type="float" office:value="1.3" calcext:value-type="float">
            <text:p>1,30</text:p>
          </table:table-cell>
          <table:table-cell table:style-name="ce87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93" table:formula="of:=SUM([.F119:.F123])" office:value-type="float" office:value="5.03333333320528" calcext:value-type="float" table:number-columns-spanned="1" table:number-rows-spanned="3">
            <text:p>5,03</text:p>
          </table:table-cell>
          <table:table-cell table:style-name="ce58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42M00S" calcext:value-type="time">
            <text:p>18:42:00</text:p>
          </table:table-cell>
          <table:table-cell table:style-name="ce19" table:formula="of:=([.E120] - [.D120])*24" office:value-type="float" office:value="0.500000000000001" calcext:value-type="float">
            <text:p>0,5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084775H46M00.000001453S" calcext:value-type="time">
            <text:p>23:46:00</text:p>
          </table:table-cell>
          <table:table-cell table:style-name="ce50" office:value-type="time" office:time-value="PT1084777H03M59.999999944S" calcext:value-type="time">
            <text:p>01:04:00</text:p>
          </table:table-cell>
          <table:table-cell table:style-name="ce19" table:formula="of:=([.E121] - [.D121])*24" office:value-type="float" office:value="1.29999999987194" calcext:value-type="float">
            <text:p>1,3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date" office:date-value="2023-09-30" calcext:value-type="date">
            <text:p>30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6H31M00S" calcext:value-type="time">
            <text:p>16:31:00</text:p>
          </table:table-cell>
          <table:table-cell table:style-name="ce17" table:formula="of:=([.E122] - [.D122])*24" office:value-type="float" office:value="1.11666666666667" calcext:value-type="float">
            <text:p>1,12</text:p>
          </table:table-cell>
          <table:table-cell table:style-name="ce87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93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58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7H13M00S" calcext:value-type="time">
            <text:p>17:13:00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19" table:formula="of:=([.E123] - [.D123])*24" office:value-type="float" office:value="0.816666666666666" calcext:value-type="float">
            <text:p>0,8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20H51M00S" calcext:value-type="time">
            <text:p>20:51:00</text:p>
          </table:table-cell>
          <table:table-cell table:style-name="ce50" office:value-type="time" office:time-value="PT23H43M00S" calcext:value-type="time">
            <text:p>23:43:00</text:p>
          </table:table-cell>
          <table:table-cell table:style-name="ce19" table:formula="of:=([.E124] - [.D124])*24" office:value-type="float" office:value="2.86666666666667" calcext:value-type="float">
            <text:p>2,8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13" table:default-cell-style-name="ce7"/>
        <table:table-column table:style-name="co14" table:number-columns-repeated="2" table:default-cell-style-name="ce70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5" table:default-cell-style-name="ce80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100" office:value-type="string" calcext:value-type="string">
            <text:p>Nr</text:p>
          </table:table-cell>
          <table:table-cell table:style-name="ce100" office:value-type="string" calcext:value-type="string">
            <text:p>Date</text:p>
          </table:table-cell>
          <table:table-cell table:style-name="ce38" office:value-type="string" calcext:value-type="string" table:number-columns-spanned="1" table:number-rows-spanned="4">
            <text:p>Project</text:p>
          </table:table-cell>
          <table:table-cell table:style-name="ce63" office:value-type="string" calcext:value-type="string" table:number-columns-spanned="1" table:number-rows-spanned="4">
            <text:p>Start</text:p>
          </table:table-cell>
          <table:table-cell table:style-name="ce63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ce52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8" office:value-type="float" office:value="30" calcext:value-type="float" table:number-columns-spanned="1" table:number-rows-spanned="3">
            <text:p>30</text:p>
          </table:table-cell>
          <table:table-cell table:style-name="ce47" office:value-type="string" calcext:value-type="string" table:number-columns-spanned="1" table:number-rows-spanned="3">
            <text:p>10.2023</text:p>
          </table:table-cell>
          <table:covered-table-cell table:style-name="ce100"/>
          <table:covered-table-cell table:number-columns-repeated="2" table:style-name="ce64"/>
          <table:covered-table-cell table:style-name="ce51"/>
          <table:table-cell table:style-name="ce22" table:formula="of:=SUM([.G5:.G201])" office:value-type="float" office:value="67" calcext:value-type="float">
            <text:p>67</text:p>
          </table:table-cell>
          <table:table-cell table:style-name="ce24" table:formula="of:=SUM([.H5:.H201])" office:value-type="float" office:value="93.6833333336166" calcext:value-type="float">
            <text:p>93,68</text:p>
          </table:table-cell>
          <table:covered-table-cell table:style-name="ce76"/>
          <table:table-cell table:style-name="Default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style-name="ce100"/>
          <table:covered-table-cell table:number-columns-repeated="2" table:style-name="ce64"/>
          <table:covered-table-cell table:style-name="ce51"/>
          <table:table-cell table:style-name="ce23" office:value-type="string" calcext:value-type="string">
            <text:p>Tasks per day</text:p>
          </table:table-cell>
          <table:table-cell table:style-name="ce23" office:value-type="string" calcext:value-type="string">
            <text:p>Hours per day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style-name="ce100"/>
          <table:covered-table-cell table:number-columns-repeated="2" table:style-name="ce64"/>
          <table:covered-table-cell table:style-name="ce51"/>
          <table:table-cell table:style-name="ce24" table:formula="of:=[.G2]/[.A2]" office:value-type="float" office:value="2.23333333333333" calcext:value-type="float">
            <text:p>2,23</text:p>
          </table:table-cell>
          <table:table-cell table:style-name="ce24" table:formula="of:=[.H2]/[.A2]" office:value-type="float" office:value="3.12277777778722" calcext:value-type="float">
            <text:p>3,12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10-01" calcext:value-type="date">
            <text:p>1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8H35M00S" calcext:value-type="time">
            <text:p>18:35</text:p>
          </table:table-cell>
          <table:table-cell table:style-name="ce65" office:value-type="time" office:time-value="PT19H33M00S" calcext:value-type="time">
            <text:p>19:33</text:p>
          </table:table-cell>
          <table:table-cell table:style-name="ce17" table:formula="of:=([.E5] - [.D5])*24" office:value-type="float" office:value="0.966666666666666" calcext:value-type="float">
            <text:p>0,97</text:p>
          </table:table-cell>
          <table:table-cell table:style-name="ce87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3" table:formula="of:=SUM([.F5:.F11])" office:value-type="float" office:value="4.11666666673652" calcext:value-type="float" table:number-columns-spanned="1" table:number-rows-spanned="7">
            <text:p>4,12</text:p>
          </table:table-cell>
          <table:table-cell table:style-name="ce78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9H33M00S" calcext:value-type="time">
            <text:p>19:33</text:p>
          </table:table-cell>
          <table:table-cell table:style-name="ce66" office:value-type="time" office:time-value="PT19H59M00S" calcext:value-type="time">
            <text:p>19:59</text:p>
          </table:table-cell>
          <table:table-cell table:style-name="ce19" table:formula="of:=([.E6] - [.D6])*24" office:value-type="float" office:value="0.433333333333332" calcext:value-type="float">
            <text:p>0,4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9H59M00S" calcext:value-type="time">
            <text:p>19:59</text:p>
          </table:table-cell>
          <table:table-cell table:style-name="ce66" office:value-type="time" office:time-value="PT20H16M00S" calcext:value-type="time">
            <text:p>20:16</text:p>
          </table:table-cell>
          <table:table-cell table:style-name="ce19" table:formula="of:=([.E7] - [.D7])*24" office:value-type="float" office:value="0.283333333333335" calcext:value-type="float">
            <text:p>0,2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16M00S" calcext:value-type="time">
            <text:p>20:16</text:p>
          </table:table-cell>
          <table:table-cell table:style-name="ce66" office:value-type="time" office:time-value="PT20H27M00S" calcext:value-type="time">
            <text:p>20:27</text:p>
          </table:table-cell>
          <table:table-cell table:style-name="ce19" table:formula="of:=([.E8] - [.D8])*24" office:value-type="float" office:value="0.183333333333335" calcext:value-type="float">
            <text:p>0,1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42M00S" calcext:value-type="time">
            <text:p>20:42</text:p>
          </table:table-cell>
          <table:table-cell table:style-name="ce66" office:value-type="time" office:time-value="PT20H56M00S" calcext:value-type="time">
            <text:p>20:56</text:p>
          </table:table-cell>
          <table:table-cell table:style-name="ce19" table:formula="of:=([.E9] - [.D9])*24" office:value-type="float" office:value="0.233333333333332" calcext:value-type="float">
            <text:p>0,2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56M00S" calcext:value-type="time">
            <text:p>20:56</text:p>
          </table:table-cell>
          <table:table-cell table:style-name="ce66" office:value-type="time" office:time-value="PT21H45M00S" calcext:value-type="time">
            <text:p>21:45</text:p>
          </table:table-cell>
          <table:table-cell table:style-name="ce19" table:formula="of:=([.E10] - [.D10])*24" office:value-type="float" office:value="0.816666666666666" calcext:value-type="float">
            <text:p>0,8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084823H18M00.000000168S" calcext:value-type="time">
            <text:p>23:18</text:p>
          </table:table-cell>
          <table:table-cell table:style-name="ce66" office:value-type="time" office:time-value="PT1084824H30M00S" calcext:value-type="time">
            <text:p>00:30</text:p>
          </table:table-cell>
          <table:table-cell table:style-name="ce19" table:formula="of:=([.E11] - [.D11])*24" office:value-type="float" office:value="1.20000000006985" calcext:value-type="float">
            <text:p>1,2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10-02" calcext:value-type="date">
            <text:p>2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19M00S" calcext:value-type="time">
            <text:p>13:19</text:p>
          </table:table-cell>
          <table:table-cell table:style-name="ce65" office:value-type="time" office:time-value="PT14H51M00S" calcext:value-type="time">
            <text:p>14:51</text:p>
          </table:table-cell>
          <table:table-cell table:style-name="ce17" table:formula="of:=([.E12] - [.D12])*24" office:value-type="float" office:value="1.53333333333334" calcext:value-type="float">
            <text:p>1,53</text:p>
          </table:table-cell>
          <table:table-cell table:style-name="ce87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93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58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6H28M00S" calcext:value-type="time">
            <text:p>16:28</text:p>
          </table:table-cell>
          <table:table-cell table:style-name="ce66" office:value-type="time" office:time-value="PT16H38M00S" calcext:value-type="time">
            <text:p>16:38</text:p>
          </table:table-cell>
          <table:table-cell table:style-name="ce19" table:formula="of:=([.E13] - [.D13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7H15M00S" calcext:value-type="time">
            <text:p>17:15</text:p>
          </table:table-cell>
          <table:table-cell table:style-name="ce66" office:value-type="time" office:time-value="PT17H50M00S" calcext:value-type="time">
            <text:p>17:50</text:p>
          </table:table-cell>
          <table:table-cell table:style-name="ce19" table:formula="of:=([.E14] - [.D14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28M00S" calcext:value-type="time">
            <text:p>20:28</text:p>
          </table:table-cell>
          <table:table-cell table:style-name="ce66" office:value-type="time" office:time-value="PT20H47M00S" calcext:value-type="time">
            <text:p>20:47</text:p>
          </table:table-cell>
          <table:table-cell table:style-name="ce19" table:formula="of:=([.E15] - [.D15])*24" office:value-type="float" office:value="0.316666666666666" calcext:value-type="float">
            <text:p>0,3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1H57M00S" calcext:value-type="time">
            <text:p>21:57</text:p>
          </table:table-cell>
          <table:table-cell table:style-name="ce66" office:value-type="time" office:time-value="PT23H10M00S" calcext:value-type="time">
            <text:p>23:10</text:p>
          </table:table-cell>
          <table:table-cell table:style-name="ce19" table:formula="of:=([.E16] - [.D16])*24" office:value-type="float" office:value="1.21666666666667" calcext:value-type="float">
            <text:p>1,2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10-03" calcext:value-type="date">
            <text:p>3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45M00S" calcext:value-type="time">
            <text:p>13:45</text:p>
          </table:table-cell>
          <table:table-cell table:style-name="ce65" office:value-type="time" office:time-value="PT15H09M00S" calcext:value-type="time">
            <text:p>15:09</text:p>
          </table:table-cell>
          <table:table-cell table:style-name="ce17" table:formula="of:=([.E17] - [.D17])*24" office:value-type="float" office:value="1.4" calcext:value-type="float">
            <text:p>1,40</text:p>
          </table:table-cell>
          <table:table-cell table:style-name="ce87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93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58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26M00S" calcext:value-type="time">
            <text:p>17:26</text:p>
          </table:table-cell>
          <table:table-cell table:style-name="ce66" office:value-type="time" office:time-value="PT17H32M00S" calcext:value-type="time">
            <text:p>17:32</text:p>
          </table:table-cell>
          <table:table-cell table:style-name="ce19" table:formula="of:=([.E18] - [.D18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33M00S" calcext:value-type="time">
            <text:p>17:33</text:p>
          </table:table-cell>
          <table:table-cell table:style-name="ce66" office:value-type="time" office:time-value="PT17H50M00S" calcext:value-type="time">
            <text:p>17:50</text:p>
          </table:table-cell>
          <table:table-cell table:style-name="ce19" table:formula="of:=([.E19] - [.D19])*24" office:value-type="float" office:value="0.283333333333332" calcext:value-type="float">
            <text:p>0,2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51M00S" calcext:value-type="time">
            <text:p>17:51</text:p>
          </table:table-cell>
          <table:table-cell table:style-name="ce66" office:value-type="time" office:time-value="PT21H12M00S" calcext:value-type="time">
            <text:p>21:12</text:p>
          </table:table-cell>
          <table:table-cell table:style-name="ce19" table:formula="of:=([.E20] - [.D20])*24" office:value-type="float" office:value="3.35" calcext:value-type="float">
            <text:p>3,3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10-04" calcext:value-type="date">
            <text:p>4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4H29M00S" calcext:value-type="time">
            <text:p>14:29</text:p>
          </table:table-cell>
          <table:table-cell table:style-name="ce65" office:value-type="time" office:time-value="PT15H59M00S" calcext:value-type="time">
            <text:p>15:59</text:p>
          </table:table-cell>
          <table:table-cell table:style-name="ce17" table:formula="of:=([.E21] - [.D21])*24" office:value-type="float" office:value="1.5" calcext:value-type="float">
            <text:p>1,50</text:p>
          </table:table-cell>
          <table:table-cell table:style-name="ce87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93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58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7H46M00S" calcext:value-type="time">
            <text:p>17:46</text:p>
          </table:table-cell>
          <table:table-cell table:style-name="ce67" office:value-type="time" office:time-value="PT17H55M00S" calcext:value-type="time">
            <text:p>17:55</text:p>
          </table:table-cell>
          <table:table-cell table:style-name="ce19" table:formula="of:=([.E22] - [.D22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7H55M00S" calcext:value-type="time">
            <text:p>17:55</text:p>
          </table:table-cell>
          <table:table-cell table:style-name="ce67" office:value-type="time" office:time-value="PT18H30M00S" calcext:value-type="time">
            <text:p>18:30</text:p>
          </table:table-cell>
          <table:table-cell table:style-name="ce19" table:formula="of:=([.E23] - [.D23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9H44M00S" calcext:value-type="time">
            <text:p>19:44</text:p>
          </table:table-cell>
          <table:table-cell table:style-name="ce67" office:value-type="time" office:time-value="PT20H08M00S" calcext:value-type="time">
            <text:p>20:08</text:p>
          </table:table-cell>
          <table:table-cell table:style-name="ce19" table:formula="of:=([.E24] - [.D24])*24" office:value-type="float" office:value="0.400000000000001" calcext:value-type="float">
            <text:p>0,4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6" office:value-type="time" office:time-value="PT20H22M00S" calcext:value-type="time">
            <text:p>20:22</text:p>
          </table:table-cell>
          <table:table-cell table:style-name="ce66" office:value-type="time" office:time-value="PT21H22M00S" calcext:value-type="time">
            <text:p>21:22</text:p>
          </table:table-cell>
          <table:table-cell table:style-name="ce19" table:formula="of:=([.E25] - [.D25])*24" office:value-type="float" office:value="0.999999999999999" calcext:value-type="float">
            <text:p>1,0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10-05" calcext:value-type="date">
            <text:p>5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12M00S" calcext:value-type="time">
            <text:p>13:12</text:p>
          </table:table-cell>
          <table:table-cell table:style-name="ce65" office:value-type="time" office:time-value="PT13H56M00S" calcext:value-type="time">
            <text:p>13:56</text:p>
          </table:table-cell>
          <table:table-cell table:style-name="ce17" table:formula="of:=([.E26] - [.D26])*24" office:value-type="float" office:value="0.733333333333333" calcext:value-type="float">
            <text:p>0,73</text:p>
          </table:table-cell>
          <table:table-cell table:style-name="ce87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93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58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4H47M00S" calcext:value-type="time">
            <text:p>14:47</text:p>
          </table:table-cell>
          <table:table-cell table:style-name="ce67" office:value-type="time" office:time-value="PT16H27M00S" calcext:value-type="time">
            <text:p>16:27</text:p>
          </table:table-cell>
          <table:table-cell table:style-name="ce19" table:formula="of:=([.E27] - [.D27])*24" office:value-type="float" office:value="1.66666666666667" calcext:value-type="float">
            <text:p>1,6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1H43M00S" calcext:value-type="time">
            <text:p>21:43</text:p>
          </table:table-cell>
          <table:table-cell table:style-name="ce67" office:value-type="time" office:time-value="PT22H19M00S" calcext:value-type="time">
            <text:p>22:19</text:p>
          </table:table-cell>
          <table:table-cell table:style-name="ce19" table:formula="of:=([.E28] - [.D28])*24" office:value-type="float" office:value="0.599999999999998" calcext:value-type="float">
            <text:p>0,6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2H29M00S" calcext:value-type="time">
            <text:p>22:29</text:p>
          </table:table-cell>
          <table:table-cell table:style-name="ce67" office:value-type="time" office:time-value="PT23H05M00S" calcext:value-type="time">
            <text:p>23:05</text:p>
          </table:table-cell>
          <table:table-cell table:style-name="ce19" table:formula="of:=([.E29] - [.D29])*24" office:value-type="float" office:value="0.600000000000001" calcext:value-type="float">
            <text:p>0,6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10-06" calcext:value-type="date">
            <text:p>6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21H45M00S" calcext:value-type="time">
            <text:p>21:45</text:p>
          </table:table-cell>
          <table:table-cell table:style-name="ce65" office:value-type="time" office:time-value="PT22H26M00S" calcext:value-type="time">
            <text:p>22:26</text:p>
          </table:table-cell>
          <table:table-cell table:style-name="ce17" table:formula="of:=([.E30] - [.D30])*24" office:value-type="float" office:value="0.683333333333334" calcext:value-type="float">
            <text:p>0,68</text:p>
          </table:table-cell>
          <table:table-cell table:style-name="ce87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93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58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office:value-type="time" office:time-value="PT22H44M00S" calcext:value-type="time">
            <text:p>22:44</text:p>
          </table:table-cell>
          <table:table-cell table:style-name="ce67" office:value-type="time" office:time-value="PT23H41M00S" calcext:value-type="time">
            <text:p>23:41</text:p>
          </table:table-cell>
          <table:table-cell table:style-name="ce19" table:formula="of:=([.E31] - [.D31])*24" office:value-type="float" office:value="0.950000000000002" calcext:value-type="float">
            <text:p>0,9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10-07" calcext:value-type="date">
            <text:p>7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15H16M00S" calcext:value-type="time">
            <text:p>15:16</text:p>
          </table:table-cell>
          <table:table-cell table:style-name="ce65" office:value-type="time" office:time-value="PT15H37M00S" calcext:value-type="time">
            <text:p>15:37</text:p>
          </table:table-cell>
          <table:table-cell table:style-name="ce17" table:formula="of:=([.E32] - [.D32])*24" office:value-type="float" office:value="0.350000000000001" calcext:value-type="float">
            <text:p>0,35</text:p>
          </table:table-cell>
          <table:table-cell table:style-name="ce87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93" table:formula="of:=SUM([.F32:.F35])" office:value-type="float" office:value="4.8999999998215" calcext:value-type="float" table:number-columns-spanned="1" table:number-rows-spanned="4">
            <text:p>4,90</text:p>
          </table:table-cell>
          <table:table-cell table:style-name="ce58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52M00S" calcext:value-type="time">
            <text:p>15:52</text:p>
          </table:table-cell>
          <table:table-cell table:style-name="ce67" office:value-type="time" office:time-value="PT16H14M00S" calcext:value-type="time">
            <text:p>16:14</text:p>
          </table:table-cell>
          <table:table-cell table:style-name="ce19" table:formula="of:=([.E33] - [.D33])*24" office:value-type="float" office:value="0.366666666666665" calcext:value-type="float">
            <text:p>0,3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6H28M00S" calcext:value-type="time">
            <text:p>16:28</text:p>
          </table:table-cell>
          <table:table-cell table:style-name="ce67" office:value-type="time" office:time-value="PT18H53M00S" calcext:value-type="time">
            <text:p>18:53</text:p>
          </table:table-cell>
          <table:table-cell table:style-name="ce19" table:formula="of:=([.E34] - [.D34])*24" office:value-type="float" office:value="2.41666666666667" calcext:value-type="float">
            <text:p>2,4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4967H04M00.000000782S" calcext:value-type="time">
            <text:p>23:04</text:p>
          </table:table-cell>
          <table:table-cell table:style-name="ce67" office:value-type="time" office:time-value="PT1084968H49M59.999999721S" calcext:value-type="time">
            <text:p>00:50</text:p>
          </table:table-cell>
          <table:table-cell table:style-name="ce19" table:formula="of:=([.E35] - [.D35])*24" office:value-type="float" office:value="1.76666666648816" calcext:value-type="float">
            <text:p>1,7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10-08" calcext:value-type="date">
            <text:p>8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084989H58M00.000000447S" calcext:value-type="time">
            <text:p>21:58</text:p>
          </table:table-cell>
          <table:table-cell table:style-name="ce65" office:value-type="time" office:time-value="PT1084992H34M00.000000782S" calcext:value-type="time">
            <text:p>00:34</text:p>
          </table:table-cell>
          <table:table-cell table:style-name="ce17" table:formula="of:=([.E36] - [.D36])*24" office:value-type="float" office:value="2.59999999991851" calcext:value-type="float">
            <text:p>2,60</text:p>
          </table:table-cell>
          <table:table-cell table:style-name="ce87" table:formula="of:=COUNTA([.F36:.F36])" office:value-type="float" office:value="1" calcext:value-type="float">
            <text:p>1</text:p>
          </table:table-cell>
          <table:table-cell table:style-name="ce93" table:formula="of:=SUM([.F36:.F36])" office:value-type="float" office:value="2.59999999991851" calcext:value-type="float">
            <text:p>2,60</text:p>
          </table:table-cell>
          <table:table-cell table:style-name="ce58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10-09" calcext:value-type="date">
            <text:p>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9H54M00S" calcext:value-type="time">
            <text:p>19:54</text:p>
          </table:table-cell>
          <table:table-cell table:style-name="ce65" office:value-type="time" office:time-value="PT20H59M00S" calcext:value-type="time">
            <text:p>20:59</text:p>
          </table:table-cell>
          <table:table-cell table:style-name="ce17" table:formula="of:=([.E37] - [.D37])*24" office:value-type="float" office:value="1.08333333333333" calcext:value-type="float">
            <text:p>1,08</text:p>
          </table:table-cell>
          <table:table-cell table:style-name="ce87" table:formula="of:=COUNTA([.F37:.F38])" office:value-type="float" office:value="2" calcext:value-type="float" table:number-columns-spanned="1" table:number-rows-spanned="2">
            <text:p>2</text:p>
          </table:table-cell>
          <table:table-cell table:style-name="ce93" table:formula="of:=SUM([.F37:.F38])" office:value-type="float" office:value="2.26666666666667" calcext:value-type="float" table:number-columns-spanned="1" table:number-rows-spanned="2">
            <text:p>2,27</text:p>
          </table:table-cell>
          <table:table-cell table:style-name="ce58" office:value-type="string" calcext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7" office:value-type="time" office:time-value="PT21H15M00S" calcext:value-type="time">
            <text:p>21:15</text:p>
          </table:table-cell>
          <table:table-cell table:style-name="ce67" office:value-type="time" office:time-value="PT22H26M00S" calcext:value-type="time">
            <text:p>22:26</text:p>
          </table:table-cell>
          <table:table-cell table:style-name="ce19" table:formula="of:=([.E38] - [.D38])*24" office:value-type="float" office:value="1.18333333333333" calcext:value-type="float">
            <text:p>1,1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10-10" calcext:value-type="date">
            <text:p>10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5H38M00S" calcext:value-type="time">
            <text:p>15:38</text:p>
          </table:table-cell>
          <table:table-cell table:style-name="ce65" office:value-type="time" office:time-value="PT15H56M00S" calcext:value-type="time">
            <text:p>15:56</text:p>
          </table:table-cell>
          <table:table-cell table:style-name="ce17" table:formula="of:=([.E39] - [.D39])*24" office:value-type="float" office:value="0.299999999999999" calcext:value-type="float">
            <text:p>0,30</text:p>
          </table:table-cell>
          <table:table-cell table:style-name="ce87" table:formula="of:=COUNTA([.F39:.F41])" office:value-type="float" office:value="3" calcext:value-type="float" table:number-columns-spanned="1" table:number-rows-spanned="3">
            <text:p>3</text:p>
          </table:table-cell>
          <table:table-cell table:style-name="ce93" table:formula="of:=SUM([.F39:.F41])" office:value-type="float" office:value="5.16666666666667" calcext:value-type="float" table:number-columns-spanned="1" table:number-rows-spanned="3">
            <text:p>5,17</text:p>
          </table:table-cell>
          <table:table-cell table:style-name="ce58" office:value-type="string" calcext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57M00S" calcext:value-type="time">
            <text:p>15:57</text:p>
          </table:table-cell>
          <table:table-cell table:style-name="ce67" office:value-type="time" office:time-value="PT20H10M00S" calcext:value-type="time">
            <text:p>20:10</text:p>
          </table:table-cell>
          <table:table-cell table:style-name="ce19" table:formula="of:=([.E40] - [.D40])*24" office:value-type="float" office:value="4.21666666666667" calcext:value-type="float">
            <text:p>4,2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7" office:value-type="time" office:time-value="PT22H13M00S" calcext:value-type="time">
            <text:p>22:13</text:p>
          </table:table-cell>
          <table:table-cell table:style-name="ce67" office:value-type="time" office:time-value="PT22H52M00S" calcext:value-type="time">
            <text:p>22:52</text:p>
          </table:table-cell>
          <table:table-cell table:style-name="ce19" table:formula="of:=([.E41] - [.D41])*24" office:value-type="float" office:value="0.65" calcext:value-type="float">
            <text:p>0,6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10-11" calcext:value-type="date">
            <text:p>11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8H03M00S" calcext:value-type="time">
            <text:p>18:03</text:p>
          </table:table-cell>
          <table:table-cell table:style-name="ce65" office:value-type="time" office:time-value="PT18H31M00S" calcext:value-type="time">
            <text:p>18:31</text:p>
          </table:table-cell>
          <table:table-cell table:style-name="ce17" table:formula="of:=([.E42] - [.D42])*24" office:value-type="float" office:value="0.466666666666668" calcext:value-type="float">
            <text:p>0,47</text:p>
          </table:table-cell>
          <table:table-cell table:style-name="ce87" table:formula="of:=COUNTA([.F42:.F43])" office:value-type="float" office:value="2" calcext:value-type="float" table:number-columns-spanned="1" table:number-rows-spanned="2">
            <text:p>2</text:p>
          </table:table-cell>
          <table:table-cell table:style-name="ce93" table:formula="of:=SUM([.F42:.F43])" office:value-type="float" office:value="2.98333333332945" calcext:value-type="float" table:number-columns-spanned="1" table:number-rows-spanned="2">
            <text:p>2,98</text:p>
          </table:table-cell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085061H44M00.000000224S" calcext:value-type="time">
            <text:p>21:44</text:p>
          </table:table-cell>
          <table:table-cell table:style-name="ce67" office:value-type="time" office:time-value="PT1085064H15M00S" calcext:value-type="time">
            <text:p>00:15</text:p>
          </table:table-cell>
          <table:table-cell table:style-name="ce19" table:formula="of:=([.E43] - [.D43])*24" office:value-type="float" office:value="2.51666666666279" calcext:value-type="float">
            <text:p>2,5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10-12" calcext:value-type="date">
            <text:p>12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085087H28M00.000000447S" calcext:value-type="time">
            <text:p>23:28</text:p>
          </table:table-cell>
          <table:table-cell table:style-name="ce65" office:value-type="time" office:time-value="PT1085088H43M00.000000447S" calcext:value-type="time">
            <text:p>00:43</text:p>
          </table:table-cell>
          <table:table-cell table:style-name="ce17" table:formula="of:=([.E44] - [.D44])*24" office:value-type="float" office:value="1.25000000005821" calcext:value-type="float">
            <text:p>1,25</text:p>
          </table:table-cell>
          <table:table-cell table:style-name="ce87" table:formula="of:=COUNTA([.F44:.F45])" office:value-type="float" office:value="1" calcext:value-type="float">
            <text:p>1</text:p>
          </table:table-cell>
          <table:table-cell table:style-name="ce93" table:formula="of:=SUM([.F44:.F45])" office:value-type="float" office:value="1.25000000005821" calcext:value-type="float">
            <text:p>1,25</text:p>
          </table:table-cell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10-13" calcext:value-type="date">
            <text:p>13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45:.F45])" office:value-type="float" office:value="0" calcext:value-type="float">
            <text:p>0</text:p>
          </table:table-cell>
          <table:table-cell table:style-name="ce93" table:formula="of:=SUM([.F45:.F45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10-14" calcext:value-type="date">
            <text:p>14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00H29M00S" calcext:value-type="time">
            <text:p>00:29</text:p>
          </table:table-cell>
          <table:table-cell table:style-name="ce65" office:value-type="time" office:time-value="PT02H17M00S" calcext:value-type="time">
            <text:p>02:17</text:p>
          </table:table-cell>
          <table:table-cell table:style-name="ce17" table:formula="of:=([.E46] - [.D46])*24" office:value-type="float" office:value="1.8" calcext:value-type="float">
            <text:p>1,80</text:p>
          </table:table-cell>
          <table:table-cell table:style-name="ce87" table:formula="of:=COUNTA([.F46:.F48])" office:value-type="float" office:value="3" calcext:value-type="float" table:number-columns-spanned="1" table:number-rows-spanned="3">
            <text:p>3</text:p>
          </table:table-cell>
          <table:table-cell table:style-name="ce93" table:formula="of:=SUM([.F46:.F48])" office:value-type="float" office:value="5.83333333331393" calcext:value-type="float" table:number-columns-spanned="1" table:number-rows-spanned="3">
            <text:p>5,83</text:p>
          </table:table-cell>
          <table:table-cell table:style-name="ce58" office:value-type="string" calcext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34M00S" calcext:value-type="time">
            <text:p>15:34</text:p>
          </table:table-cell>
          <table:table-cell table:style-name="ce67" office:value-type="time" office:time-value="PT17H31M00S" calcext:value-type="time">
            <text:p>17:31</text:p>
          </table:table-cell>
          <table:table-cell table:style-name="ce19" table:formula="of:=([.E47] - [.D47])*24" office:value-type="float" office:value="1.95" calcext:value-type="float">
            <text:p>1,95</text:p>
          </table:table-cell>
          <table:covered-table-cell table:style-name="ce87"/>
          <table:covered-table-cell table:style-name="ce18"/>
          <table:table-cell table:style-name="ce58" office:value-type="string" calcext:value-type="string">
            <text:p>fixed score on canva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085134H41M59.999998994S" calcext:value-type="time">
            <text:p>22:42</text:p>
          </table:table-cell>
          <table:table-cell table:style-name="ce67" office:value-type="time" office:time-value="PT1085136H46M59.999999553S" calcext:value-type="time">
            <text:p>00:47</text:p>
          </table:table-cell>
          <table:table-cell table:style-name="ce19" table:formula="of:=([.E48] - [.D48])*24" office:value-type="float" office:value="2.08333333331393" calcext:value-type="float">
            <text:p>2,0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light/dark feature to lib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10-15" calcext:value-type="date">
            <text:p>15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5" office:value-type="time" office:time-value="PT17H28M00S" calcext:value-type="time">
            <text:p>17:28</text:p>
          </table:table-cell>
          <table:table-cell table:style-name="ce17" table:formula="of:=([.E49] - [.D49])*24" office:value-type="float" office:value="0.466666666666668" calcext:value-type="float">
            <text:p>0,47</text:p>
          </table:table-cell>
          <table:table-cell table:style-name="ce87" table:formula="of:=COUNTA([.F49:.F52])" office:value-type="float" office:value="4" calcext:value-type="float" table:number-columns-spanned="1" table:number-rows-spanned="4">
            <text:p>4</text:p>
          </table:table-cell>
          <table:table-cell table:style-name="ce93" table:formula="of:=SUM([.F49:.F52])" office:value-type="float" office:value="4.81666666700815" calcext:value-type="float" table:number-columns-spanned="1" table:number-rows-spanned="4">
            <text:p>4,82</text:p>
          </table:table-cell>
          <table:table-cell table:style-name="ce58" office:value-type="string" calcext:value-type="string">
            <text:p>api model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7H28M00S" calcext:value-type="time">
            <text:p>17:28</text:p>
          </table:table-cell>
          <table:table-cell table:style-name="ce67" office:value-type="time" office:time-value="PT18H18M00S" calcext:value-type="time">
            <text:p>18:18</text:p>
          </table:table-cell>
          <table:table-cell table:style-name="ce19" table:formula="of:=([.E50] - [.D50])*24" office:value-type="float" office:value="0.83333333333333" calcext:value-type="float">
            <text:p>0,8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menu in ui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0H34M00S" calcext:value-type="time">
            <text:p>20:34</text:p>
          </table:table-cell>
          <table:table-cell table:style-name="ce67" office:value-type="time" office:time-value="PT22H03M00S" calcext:value-type="time">
            <text:p>22:03</text:p>
          </table:table-cell>
          <table:table-cell table:style-name="ce19" table:formula="of:=([.E51] - [.D51])*24" office:value-type="float" office:value="1.48333333333333" calcext:value-type="float">
            <text:p>1,4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some bugs in styl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5158H02M59.999997653S" calcext:value-type="time">
            <text:p>22:03</text:p>
          </table:table-cell>
          <table:table-cell table:style-name="ce67" office:value-type="time" office:time-value="PT1085160H04M59.999999721S" calcext:value-type="time">
            <text:p>00:05</text:p>
          </table:table-cell>
          <table:table-cell table:style-name="ce19" table:formula="of:=([.E52] - [.D52])*24" office:value-type="float" office:value="2.03333333367482" calcext:value-type="float">
            <text:p>2,0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canvas counter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23-10-16" calcext:value-type="date">
            <text:p>16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20H10M00S" calcext:value-type="time">
            <text:p>20:10</text:p>
          </table:table-cell>
          <table:table-cell table:style-name="ce65" office:value-type="time" office:time-value="PT21H13M00S" calcext:value-type="time">
            <text:p>21:13</text:p>
          </table:table-cell>
          <table:table-cell table:style-name="ce17" table:formula="of:=([.E53] - [.D53])*24" office:value-type="float" office:value="1.05" calcext:value-type="float">
            <text:p>1,05</text:p>
          </table:table-cell>
          <table:table-cell table:style-name="ce87" table:formula="of:=COUNTA([.F53:.F56])" office:value-type="float" office:value="3" calcext:value-type="float">
            <text:p>3</text:p>
          </table:table-cell>
          <table:table-cell table:style-name="ce93" table:formula="of:=SUM([.F53:.F56])" office:value-type="float" office:value="5.61666666666667" calcext:value-type="float">
            <text:p>5,62</text:p>
          </table:table-cell>
          <table:table-cell table:style-name="ce58" office:value-type="string" calcext:value-type="string">
            <text:p>list of apps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23-10-17" calcext:value-type="date">
            <text:p>17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54])" office:value-type="float" office:value="0" calcext:value-type="float">
            <text:p>0</text:p>
          </table:table-cell>
          <table:table-cell table:style-name="ce93" table:formula="of:=SUM([.F54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23-10-18" calcext:value-type="date">
            <text:p>18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4H35M00S" calcext:value-type="time">
            <text:p>14:35</text:p>
          </table:table-cell>
          <table:table-cell table:style-name="ce65" office:value-type="time" office:time-value="PT17H12M00S" calcext:value-type="time">
            <text:p>17:12</text:p>
          </table:table-cell>
          <table:table-cell table:style-name="ce17" table:formula="of:=([.E55] - [.D55])*24" office:value-type="float" office:value="2.61666666666667" calcext:value-type="float">
            <text:p>2,62</text:p>
          </table:table-cell>
          <table:table-cell table:style-name="ce87" table:formula="of:=COUNTA([.F55])" office:value-type="float" office:value="1" calcext:value-type="float">
            <text:p>1</text:p>
          </table:table-cell>
          <table:table-cell table:style-name="ce93" table:formula="of:=SUM([.F55])" office:value-type="float" office:value="2.61666666666667" calcext:value-type="float">
            <text:p>2,62</text:p>
          </table:table-cell>
          <table:table-cell table:style-name="ce58" office:value-type="string" calcext:value-type="string">
            <text:p>virtual joystick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23-10-19" calcext:value-type="date">
            <text:p>1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7H20M00S" calcext:value-type="time">
            <text:p>17:20</text:p>
          </table:table-cell>
          <table:table-cell table:style-name="ce65" office:value-type="time" office:time-value="PT19H17M00S" calcext:value-type="time">
            <text:p>19:17</text:p>
          </table:table-cell>
          <table:table-cell table:style-name="ce17" table:formula="of:=([.E56] - [.D56])*24" office:value-type="float" office:value="1.95" calcext:value-type="float">
            <text:p>1,95</text:p>
          </table:table-cell>
          <table:table-cell table:style-name="ce87" table:formula="of:=COUNTA([.F56:.F57])" office:value-type="float" office:value="2" calcext:value-type="float" table:number-columns-spanned="1" table:number-rows-spanned="2">
            <text:p>2</text:p>
          </table:table-cell>
          <table:table-cell table:style-name="ce93" table:formula="of:=SUM([.F56:.F57])" office:value-type="float" office:value="2.86666666666667" calcext:value-type="float" table:number-columns-spanned="1" table:number-rows-spanned="2">
            <text:p>2,87</text:p>
          </table:table-cell>
          <table:table-cell table:style-name="ce58" office:value-type="string" calcext:value-type="string">
            <text:p>page prototype nr 4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23H02M00S" calcext:value-type="time">
            <text:p>23:02</text:p>
          </table:table-cell>
          <table:table-cell table:style-name="ce67" office:value-type="time" office:time-value="PT23H57M00S" calcext:value-type="time">
            <text:p>23:57</text:p>
          </table:table-cell>
          <table:table-cell table:style-name="ce19" table:formula="of:=([.E57] - [.D57])*24" office:value-type="float" office:value="0.916666666666666" calcext:value-type="float">
            <text:p>0,9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dit app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23-10-20" calcext:value-type="date">
            <text:p>20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7H58M00S" calcext:value-type="time">
            <text:p>17:58</text:p>
          </table:table-cell>
          <table:table-cell table:style-name="ce65" office:value-type="time" office:time-value="PT20H04M00S" calcext:value-type="time">
            <text:p>20:04</text:p>
          </table:table-cell>
          <table:table-cell table:style-name="ce17" table:formula="of:=([.E58] - [.D58])*24" office:value-type="float" office:value="2.1" calcext:value-type="float">
            <text:p>2,10</text:p>
          </table:table-cell>
          <table:table-cell table:style-name="ce87" table:formula="of:=COUNTA([.F58:.F59])" office:value-type="float" office:value="2" calcext:value-type="float" table:number-columns-spanned="1" table:number-rows-spanned="2">
            <text:p>2</text:p>
          </table:table-cell>
          <table:table-cell table:style-name="ce93" table:formula="of:=SUM([.F58:.F59])" office:value-type="float" office:value="3.81666666667443" calcext:value-type="float" table:number-columns-spanned="1" table:number-rows-spanned="2">
            <text:p>3,82</text:p>
          </table:table-cell>
          <table:table-cell table:style-name="ce58" office:value-type="string" calcext:value-type="string">
            <text:p>refactored script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5278H30M00S" calcext:value-type="time">
            <text:p>22:30</text:p>
          </table:table-cell>
          <table:table-cell table:style-name="ce67" office:value-type="time" office:time-value="PT1085280H13M00.000000447S" calcext:value-type="time">
            <text:p>00:13</text:p>
          </table:table-cell>
          <table:table-cell table:style-name="ce19" table:formula="of:=([.E59] - [.D59])*24" office:value-type="float" office:value="1.71666666667443" calcext:value-type="float">
            <text:p>1,7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prototype-ui proj webpack</text:p>
          </table:table-cell>
          <table:table-cell table:number-columns-repeated="101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5" office:value-type="date" office:date-value="2023-10-21" calcext:value-type="date">
            <text:p>21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17H48M00S" calcext:value-type="time">
            <text:p>17:48</text:p>
          </table:table-cell>
          <table:table-cell table:style-name="ce65" office:value-type="time" office:time-value="PT19H21M00S" calcext:value-type="time">
            <text:p>19:21</text:p>
          </table:table-cell>
          <table:table-cell table:style-name="ce17" table:formula="of:=([.E60] - [.D60])*24" office:value-type="float" office:value="1.55" calcext:value-type="float">
            <text:p>1,55</text:p>
          </table:table-cell>
          <table:table-cell table:style-name="ce87" table:formula="of:=COUNTA([.F60])" office:value-type="float" office:value="1" calcext:value-type="float">
            <text:p>1</text:p>
          </table:table-cell>
          <table:table-cell table:style-name="ce93" table:formula="of:=SUM([.F60])" office:value-type="float" office:value="1.55" calcext:value-type="float">
            <text:p>1,55</text:p>
          </table:table-cell>
          <table:table-cell table:style-name="ce58" office:value-type="string" calcext:value-type="string">
            <text:p>server and form to save jsons, reader to read them</text:p>
          </table:table-cell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date" office:date-value="2023-10-22" calcext:value-type="date">
            <text:p>22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00H53M00S" calcext:value-type="time">
            <text:p>00:53</text:p>
          </table:table-cell>
          <table:table-cell table:style-name="ce65" office:value-type="time" office:time-value="PT02H20M00S" calcext:value-type="time">
            <text:p>02:20</text:p>
          </table:table-cell>
          <table:table-cell table:style-name="ce17" table:formula="of:=([.E61] - [.D61])*24" office:value-type="float" office:value="1.45" calcext:value-type="float">
            <text:p>1,45</text:p>
          </table:table-cell>
          <table:table-cell table:style-name="ce87" table:formula="of:=COUNTA([.F61])" office:value-type="float" office:value="1" calcext:value-type="float">
            <text:p>1</text:p>
          </table:table-cell>
          <table:table-cell table:style-name="ce93" table:formula="of:=SUM([.F61])" office:value-type="float" office:value="1.45" calcext:value-type="float">
            <text:p>1,45</text:p>
          </table:table-cell>
          <table:table-cell table:style-name="ce55" office:value-type="string" calcext:value-type="string">
            <text:p>project with notes in json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67" office:value-type="time" office:time-value="PT1085324H45M59.999999776S" calcext:value-type="time">
            <text:p>20:46</text:p>
          </table:table-cell>
          <table:table-cell table:style-name="ce67" office:value-type="time" office:time-value="PT1085328H15M00S" calcext:value-type="time">
            <text:p>00:15</text:p>
          </table:table-cell>
          <table:table-cell table:style-name="ce17" table:formula="of:=([.E62] - [.D62])*24" office:value-type="float" office:value="3.48333333333721" calcext:value-type="float">
            <text:p>3,48</text:p>
          </table:table-cell>
          <table:table-cell table:style-name="ce87" table:formula="of:=COUNTA([.F62])" office:value-type="float" office:value="1" calcext:value-type="float">
            <text:p>1</text:p>
          </table:table-cell>
          <table:table-cell table:style-name="ce93" table:formula="of:=SUM([.F62])" office:value-type="float" office:value="3.48333333333721" calcext:value-type="float">
            <text:p>3,48</text:p>
          </table:table-cell>
          <table:table-cell table:style-name="ce55" office:value-type="string" calcext:value-type="string">
            <text:p>improve look of form, dark mode 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date" office:date-value="2023-10-23" calcext:value-type="date">
            <text:p>23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63])" office:value-type="float" office:value="0" calcext:value-type="float">
            <text:p>0</text:p>
          </table:table-cell>
          <table:table-cell table:style-name="ce93" table:formula="of:=SUM([.F63])" office:value-type="float" office:value="0" calcext:value-type="float">
            <text:p>0,00</text:p>
          </table:table-cell>
          <table:table-cell table:style-name="ce55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23-10-24" calcext:value-type="date">
            <text:p>24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20H47M00S" calcext:value-type="time">
            <text:p>20:47</text:p>
          </table:table-cell>
          <table:table-cell table:style-name="ce65" office:value-type="time" office:time-value="PT22H43M00S" calcext:value-type="time">
            <text:p>22:43</text:p>
          </table:table-cell>
          <table:table-cell table:style-name="ce17" table:formula="of:=([.E64] - [.D64])*24" office:value-type="float" office:value="1.93333333333333" calcext:value-type="float">
            <text:p>1,93</text:p>
          </table:table-cell>
          <table:table-cell table:style-name="ce87" table:formula="of:=COUNTA([.F64])" office:value-type="float" office:value="1" calcext:value-type="float">
            <text:p>1</text:p>
          </table:table-cell>
          <table:table-cell table:style-name="ce93" table:formula="of:=SUM([.F64])" office:value-type="float" office:value="1.93333333333333" calcext:value-type="float">
            <text:p>1,93</text:p>
          </table:table-cell>
          <table:table-cell table:style-name="ce55" office:value-type="string" calcext:value-type="string">
            <text:p>page to edit file</text:p>
          </table:table-cell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date" office:date-value="2023-10-25" calcext:value-type="date">
            <text:p>25.10.2023</text:p>
          </table:table-cell>
          <table:table-cell table:style-name="ce8" office:value-type="string" calcext:value-type="string">
            <text:p>samples</text:p>
          </table:table-cell>
          <table:table-cell table:style-name="ce65" table:number-columns-repeated="2"/>
          <table:table-cell table:style-name="ce17" table:formula="of:=([.E65] - [.D65])*24" office:value-type="float" office:value="0" calcext:value-type="float">
            <text:p>0,00</text:p>
          </table:table-cell>
          <table:table-cell table:style-name="ce87" table:formula="of:=COUNTA([.F65])" office:value-type="float" office:value="1" calcext:value-type="float">
            <text:p>1</text:p>
          </table:table-cell>
          <table:table-cell table:style-name="ce93" table:formula="of:=SUM([.F65])" office:value-type="float" office:value="0" calcext:value-type="float">
            <text:p>0,00</text:p>
          </table:table-cell>
          <table:table-cell table:style-name="ce55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date" office:date-value="2023-10-26" calcext:value-type="date">
            <text:p>26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1085399H26M59.999999832S" calcext:value-type="time">
            <text:p>23:27</text:p>
          </table:table-cell>
          <table:table-cell table:style-name="ce65" office:value-type="time" office:time-value="PT1085403H20M00.000000559S" calcext:value-type="time">
            <text:p>03:20</text:p>
          </table:table-cell>
          <table:table-cell table:style-name="ce17" table:formula="of:=([.E66] - [.D66])*24" office:value-type="float" office:value="3.8833333334187" calcext:value-type="float">
            <text:p>3,88</text:p>
          </table:table-cell>
          <table:table-cell table:style-name="ce87" table:formula="of:=COUNTA([.F66:.F67])" office:value-type="float" office:value="2" calcext:value-type="float" table:number-columns-spanned="1" table:number-rows-spanned="2">
            <text:p>2</text:p>
          </table:table-cell>
          <table:table-cell table:style-name="ce93" table:formula="of:=SUM([.F66:.F67])" office:value-type="float" office:value="6.73333333341871" calcext:value-type="float" table:number-columns-spanned="1" table:number-rows-spanned="2">
            <text:p>6,73</text:p>
          </table:table-cell>
          <table:table-cell table:style-name="ce55" office:value-type="string" calcext:value-type="string">
            <text:p>load question by nr'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office:value-type="time" office:time-value="PT18H45M00S" calcext:value-type="time">
            <text:p>18:45</text:p>
          </table:table-cell>
          <table:table-cell table:style-name="ce67" office:value-type="time" office:time-value="PT21H36M00S" calcext:value-type="time">
            <text:p>21:36</text:p>
          </table:table-cell>
          <table:table-cell table:style-name="ce19" table:formula="of:=([.E67] - [.D67])*24" office:value-type="float" office:value="2.85" calcext:value-type="float">
            <text:p>2,8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office:value-type="time" office:time-value="PT1085423H08M59.999999665S" calcext:value-type="time">
            <text:p>23:09</text:p>
          </table:table-cell>
          <table:table-cell table:style-name="ce67" office:value-type="time" office:time-value="PT1085424H11M00.000000056S" calcext:value-type="time">
            <text:p>00:11</text:p>
          </table:table-cell>
          <table:table-cell table:style-name="ce19" table:formula="of:=([.E68] - [.D68])*24" office:value-type="float" office:value="1.03333333338378" calcext:value-type="float">
            <text:p>1,03</text:p>
          </table:table-cell>
          <table:table-cell table:style-name="ce87" table:formula="of:=COUNTA([.F68])" office:value-type="float" office:value="1" calcext:value-type="float">
            <text:p>1</text:p>
          </table:table-cell>
          <table:table-cell table:style-name="ce93" table:formula="of:=SUM([.F68])" office:value-type="float" office:value="1.03333333338378" calcext:value-type="float">
            <text:p>1,03</text:p>
          </table:table-cell>
          <table:table-cell table:style-name="ce58" office:value-type="string" calcext:value-type="string">
            <text:p>new repos, proj moved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date" office:date-value="2023-10-27" calcext:value-type="date">
            <text:p>27.10.2023</text:p>
          </table:table-cell>
          <table:table-cell table:style-name="ce8" office:value-type="string" calcext:value-type="string">
            <text:p>notes-app</text:p>
          </table:table-cell>
          <table:table-cell table:style-name="ce65" office:value-type="time" office:time-value="PT14H43M00S" calcext:value-type="time">
            <text:p>14:43</text:p>
          </table:table-cell>
          <table:table-cell table:style-name="ce65" office:value-type="time" office:time-value="PT17H55M00S" calcext:value-type="time">
            <text:p>17:55</text:p>
          </table:table-cell>
          <table:table-cell table:style-name="ce17" table:formula="of:=([.E69] - [.D69])*24" office:value-type="float" office:value="3.2" calcext:value-type="float">
            <text:p>3,20</text:p>
          </table:table-cell>
          <table:table-cell table:style-name="ce87" table:formula="of:=COUNTA([.F69])" office:value-type="float" office:value="1" calcext:value-type="float">
            <text:p>1</text:p>
          </table:table-cell>
          <table:table-cell table:style-name="ce93" table:formula="of:=SUM([.F69])" office:value-type="float" office:value="3.2" calcext:value-type="float">
            <text:p>3,20</text:p>
          </table:table-cell>
          <table:table-cell table:style-name="ce58" office:value-type="string" calcext:value-type="string">
            <text:p>trying to create text converter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notes-app</text:p>
          </table:table-cell>
          <table:table-cell table:style-name="ce67" office:value-type="time" office:time-value="PT1085447H01M59.999999553S" calcext:value-type="time">
            <text:p>23:02</text:p>
          </table:table-cell>
          <table:table-cell table:style-name="ce67" office:value-type="time" office:time-value="PT1085449H00M00S" calcext:value-type="time">
            <text:p>01:00</text:p>
          </table:table-cell>
          <table:table-cell table:style-name="ce19" table:formula="of:=([.E70] - [.D70])*24" office:value-type="float" office:value="1.96666666661622" calcext:value-type="float">
            <text:p>1,97</text:p>
          </table:table-cell>
          <table:table-cell table:style-name="ce87" table:formula="of:=COUNTA([.F70])" office:value-type="float" office:value="1" calcext:value-type="float">
            <text:p>1</text:p>
          </table:table-cell>
          <table:table-cell table:style-name="ce93" table:formula="of:=SUM([.F70])" office:value-type="float" office:value="1.96666666661622" calcext:value-type="float">
            <text:p>1,97</text:p>
          </table:table-cell>
          <table:table-cell table:style-name="ce58" office:value-type="string" calcext:value-type="string">
            <text:p>markdown used, styled light/dark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date" office:date-value="2023-10-28" calcext:value-type="date">
            <text:p>28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71])" office:value-type="float" office:value="0" calcext:value-type="float">
            <text:p>0</text:p>
          </table:table-cell>
          <table:table-cell table:style-name="ce93" table:formula="of:=SUM([.F71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date" office:date-value="2023-10-29" calcext:value-type="date">
            <text:p>2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9H25M00S" calcext:value-type="time">
            <text:p>19:25</text:p>
          </table:table-cell>
          <table:table-cell table:style-name="ce65" office:value-type="time" office:time-value="PT21H41M00S" calcext:value-type="time">
            <text:p>21:41</text:p>
          </table:table-cell>
          <table:table-cell table:style-name="ce17" table:formula="of:=([.E72] - [.D72])*24" office:value-type="float" office:value="2.26666666666667" calcext:value-type="float">
            <text:p>2,27</text:p>
          </table:table-cell>
          <table:table-cell table:style-name="ce87" table:formula="of:=COUNTA([.F72])" office:value-type="float" office:value="1" calcext:value-type="float">
            <text:p>1</text:p>
          </table:table-cell>
          <table:table-cell table:style-name="ce93" table:formula="of:=SUM([.F72])" office:value-type="float" office:value="2.26666666666667" calcext:value-type="float">
            <text:p>2,27</text:p>
          </table:table-cell>
          <table:table-cell table:style-name="ce58" office:value-type="string" calcext:value-type="string">
            <text:p>webpack config for multiple pages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date" office:date-value="2023-10-30" calcext:value-type="date">
            <text:p>30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32M00S" calcext:value-type="time">
            <text:p>13:32</text:p>
          </table:table-cell>
          <table:table-cell table:style-name="ce65" office:value-type="time" office:time-value="PT16H56M00S" calcext:value-type="time">
            <text:p>16:56</text:p>
          </table:table-cell>
          <table:table-cell table:style-name="ce17" table:formula="of:=([.E73] - [.D73])*24" office:value-type="float" office:value="3.4" calcext:value-type="float">
            <text:p>3,40</text:p>
          </table:table-cell>
          <table:table-cell table:style-name="ce87" table:formula="of:=COUNTA([.F73])" office:value-type="float" office:value="1" calcext:value-type="float">
            <text:p>1</text:p>
          </table:table-cell>
          <table:table-cell table:style-name="ce93" table:formula="of:=SUM([.F73])" office:value-type="float" office:value="3.4" calcext:value-type="float">
            <text:p>3,40</text:p>
          </table:table-cell>
          <table:table-cell table:style-name="ce55" office:value-type="string" calcext:value-type="string">
            <text:p>fix virtual joystic</text:p>
          </table:table-cell>
          <table:table-cell table:number-columns-repeated="1012"/>
        </table:table-row>
        <table:table-row table:style-name="ro1" table:number-rows-repeated="104850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office:forms form:automatic-focus="false" form:apply-design-mode="false"/>
        <table:table-column table:style-name="co16" table:default-cell-style-name="ce23"/>
        <table:table-row table:style-name="ro1">
          <table:table-cell office:value-type="string" calcext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37537037036998" calcext:value-type="float">
            <text:p>4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 style:data-style-name="N2" text:time-value="23:31:23.5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01:02:48.228000000</dc:date>
    <meta:editing-duration>P8DT3H39M44S</meta:editing-duration>
    <meta:editing-cycles>675</meta:editing-cycles>
    <meta:generator>LibreOffice/7.3.2.2$Windows_X86_64 LibreOffice_project/49f2b1bff42cfccbd8f788c8dc32c1c309559be0</meta:generator>
    <meta:document-statistic meta:table-count="4" meta:cell-count="1430" meta:object-count="0"/>
  </office:meta>
</office:document-meta>
</file>